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BookmanOldStyle" svg:font-family="BookmanOldStyle" style:font-family-generic="roman"/>
    <style:font-face style:name="Times New Roman1" svg:font-family="'Times New Roman'" style:font-family-generic="roman"/>
    <style:font-face style:name="BookmanOldStyle,Italic" svg:font-family="'BookmanOldStyle,Italic'" style:font-family-generic="script"/>
    <style:font-face style:name="Magic card 2" svg:font-family="'Magic card 2', Magiccar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>
        <style:tab-stops>
          <style:tab-stop style:position="7.632cm"/>
          <style:tab-stop style:position="8.691cm"/>
          <style:tab-stop style:position="11.174cm"/>
          <style:tab-stop style:position="14.226cm"/>
          <style:tab-stop style:position="16.14cm"/>
          <style:tab-stop style:position="17.36cm"/>
          <style:tab-stop style:position="18.56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2" style:family="paragraph" style:parent-style-name="Standard">
      <style:paragraph-properties>
        <style:tab-stops>
          <style:tab-stop style:position="7.828cm"/>
          <style:tab-stop style:position="9.657cm"/>
          <style:tab-stop style:position="11.333cm"/>
          <style:tab-stop style:position="14.155cm"/>
          <style:tab-stop style:position="15.39cm"/>
          <style:tab-stop style:position="16.889cm"/>
          <style:tab-stop style:position="20.837cm"/>
          <style:tab-stop style:position="24.982cm"/>
          <style:tab-stop style:position="3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3" style:family="paragraph" style:parent-style-name="Standard">
      <style:paragraph-properties>
        <style:tab-stops>
          <style:tab-stop style:position="11.621cm"/>
          <style:tab-stop style:position="20.219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4" style:family="paragraph" style:parent-style-name="Standard">
      <style:paragraph-properties>
        <style:tab-stops>
          <style:tab-stop style:position="7.828cm"/>
          <style:tab-stop style:position="9.657cm"/>
          <style:tab-stop style:position="11.333cm"/>
          <style:tab-stop style:position="14.155cm"/>
          <style:tab-stop style:position="15.39cm"/>
          <style:tab-stop style:position="16.889cm"/>
          <style:tab-stop style:position="20.837cm"/>
          <style:tab-stop style:position="24.982cm"/>
          <style:tab-stop style:position="26.04cm"/>
          <style:tab-stop style:position="3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5" style:family="paragraph" style:parent-style-name="Standard">
      <style:paragraph-properties>
        <style:tab-stops>
          <style:tab-stop style:position="6.981cm"/>
          <style:tab-stop style:position="7.754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6" style:family="paragraph" style:parent-style-name="Standard">
      <style:paragraph-properties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#66ff00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7" style:family="paragraph" style:parent-style-name="Standard">
      <style:paragraph-properties>
        <style:tab-stops>
          <style:tab-stop style:position="6.981cm"/>
          <style:tab-stop style:position="7.754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#66ff00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8" style:family="paragraph" style:parent-style-name="Standard">
      <style:paragraph-properties>
        <style:tab-stops>
          <style:tab-stop style:position="7.828cm"/>
          <style:tab-stop style:position="9.657cm"/>
          <style:tab-stop style:position="11.333cm"/>
          <style:tab-stop style:position="14.155cm"/>
          <style:tab-stop style:position="15.39cm"/>
          <style:tab-stop style:position="16.889cm"/>
          <style:tab-stop style:position="20.837cm"/>
          <style:tab-stop style:position="24.982cm"/>
          <style:tab-stop style:position="26.04cm"/>
          <style:tab-stop style:position="3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bold" fo:background-color="transparent" style:font-name-asian="Times New Roman1" style:font-size-asian="13pt" style:language-asian="zxx" style:country-asian="none" style:font-style-asian="normal" style:font-weight-asian="bold" style:font-name-complex="Times New Roman1" style:font-size-complex="13pt" style:language-complex="zxx" style:country-complex="none" style:font-style-complex="normal" style:font-weight-complex="bold"/>
    </style:style>
    <style:style style:name="P9" style:family="paragraph" style:parent-style-name="Standard">
      <style:paragraph-properties>
        <style:tab-stops>
          <style:tab-stop style:position="7.632cm"/>
          <style:tab-stop style:position="8.691cm"/>
          <style:tab-stop style:position="11.174cm"/>
          <style:tab-stop style:position="14.226cm"/>
          <style:tab-stop style:position="16.14cm"/>
          <style:tab-stop style:position="17.36cm"/>
          <style:tab-stop style:position="18.56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fo:font-weight="normal" fo:background-color="transparent" style:font-name-asian="BookmanOldStyle" style:font-size-asian="13pt" style:language-asian="zxx" style:country-asian="none" style:font-style-asian="normal" style:font-weight-asian="normal" style:font-name-complex="BookmanOldStyle" style:font-size-complex="13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>
        <style:tab-stops>
          <style:tab-stop style:position="11.621cm"/>
          <style:tab-stop style:position="20.219cm"/>
        </style:tab-stops>
      </style:paragraph-properties>
      <style:text-properties style:use-window-font-color="true" style:font-name="Times New Roman" fo:font-size="13pt" fo:language="fr" fo:country="FR" fo:font-style="normal" fo:background-color="transparent" style:font-size-asian="13pt" style:language-asian="zxx" style:country-asian="none" style:font-style-asian="normal" style:font-size-complex="13pt" style:language-complex="zxx" style:country-complex="none" style:font-style-complex="normal"/>
    </style:style>
    <style:style style:name="P11" style:family="paragraph" style:parent-style-name="Standard">
      <style:paragraph-properties>
        <style:tab-stops>
          <style:tab-stop style:position="8.387cm"/>
          <style:tab-stop style:position="11.245cm"/>
          <style:tab-stop style:position="12.515cm"/>
          <style:tab-stop style:position="13.996cm"/>
          <style:tab-stop style:position="15.981cm"/>
          <style:tab-stop style:position="17.939cm"/>
          <style:tab-stop style:position="19.897cm"/>
        </style:tab-stops>
      </style:paragraph-properties>
      <style:text-properties style:use-window-font-color="true" style:font-name="Times New Roman" fo:font-size="13pt" fo:language="fr" fo:country="FR" fo:font-style="normal" style:text-underline-style="solid" style:text-underline-width="auto" style:text-underline-color="font-color" fo:font-weight="bold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P12" style:family="paragraph" style:parent-style-name="Standard">
      <style:paragraph-properties>
        <style:tab-stops>
          <style:tab-stop style:position="11.621cm"/>
          <style:tab-stop style:position="20.219cm"/>
        </style:tab-stops>
      </style:paragraph-properties>
      <style:text-properties style:use-window-font-color="true" style:font-name="Times New Roman" fo:font-size="13pt" fo:language="fr" fo:country="FR" fo:font-style="normal" style:text-underline-style="solid" style:text-underline-width="auto" style:text-underline-color="font-color" fo:font-weight="bold" fo:background-color="transparent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P13" style:family="paragraph" style:parent-style-name="Standard">
      <style:paragraph-properties>
        <style:tab-stops>
          <style:tab-stop style:position="7.632cm"/>
          <style:tab-stop style:position="8.691cm"/>
          <style:tab-stop style:position="11.174cm"/>
          <style:tab-stop style:position="14.226cm"/>
          <style:tab-stop style:position="16.14cm"/>
          <style:tab-stop style:position="17.36cm"/>
          <style:tab-stop style:position="18.561cm"/>
        </style:tab-stops>
      </style:paragraph-properties>
      <style:text-properties style:use-window-font-color="true" style:font-name="Times New Roman" fo:font-size="13pt" fo:language="fr" fo:country="FR" fo:font-style="normal" style:text-underline-style="solid" style:text-underline-width="auto" style:text-underline-color="font-color" fo:font-weight="bold" fo:background-color="transparent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P14" style:family="paragraph" style:parent-style-name="Standard">
      <style:paragraph-properties>
        <style:tab-stops>
          <style:tab-stop style:position="8.387cm"/>
          <style:tab-stop style:position="11.245cm"/>
          <style:tab-stop style:position="12.515cm"/>
          <style:tab-stop style:position="13.996cm"/>
          <style:tab-stop style:position="15.981cm"/>
          <style:tab-stop style:position="17.939cm"/>
          <style:tab-stop style:position="19.897cm"/>
        </style:tab-stops>
      </style:paragraph-properties>
      <style:text-properties style:use-window-font-color="true" style:font-name="Times New Roman" fo:font-size="13pt" fo:language="fr" fo:country="FR" fo:font-style="normal" style:text-underline-style="solid" style:text-underline-width="auto" style:text-underline-color="font-color" fo:font-weight="normal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>
        <style:tab-stops>
          <style:tab-stop style:position="7.488cm"/>
          <style:tab-stop style:position="10.372cm"/>
          <style:tab-stop style:position="12.012cm"/>
          <style:tab-stop style:position="13.758cm"/>
          <style:tab-stop style:position="16.801cm"/>
          <style:tab-stop style:position="18.256cm"/>
          <style:tab-stop style:position="20.003cm"/>
        </style:tab-stops>
      </style:paragraph-properties>
      <style:text-properties style:use-window-font-color="true" style:font-name="Times New Roman" fo:font-size="13pt" fo:language="fr" fo:country="FR" fo:font-style="normal" fo:background-color="#ffff00" style:font-size-asian="13pt" style:language-asian="zxx" style:country-asian="none" style:font-style-asian="normal" style:font-size-complex="13pt" style:language-complex="zxx" style:country-complex="none" style:font-style-complex="normal"/>
    </style:style>
    <style:style style:name="P16" style:family="paragraph" style:parent-style-name="Standard">
      <style:paragraph-properties fo:text-align="start" style:justify-single-word="false" style:text-autospace="none">
        <style:tab-stops>
          <style:tab-stop style:position="11.621cm"/>
          <style:tab-stop style:position="20.219cm"/>
        </style:tab-stops>
      </style:paragraph-properties>
      <style:text-properties fo:color="#000000" style:text-line-through-style="none" style:font-name="Times New Roman" fo:font-size="13pt" fo:language="fr" fo:country="FR" fo:font-style="normal" style:text-underline-style="none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background-color="transparent">
        <style:tab-stops>
          <style:tab-stop style:position="8.387cm"/>
          <style:tab-stop style:position="11.245cm"/>
          <style:tab-stop style:position="12.515cm"/>
          <style:tab-stop style:position="13.996cm"/>
          <style:tab-stop style:position="15.981cm"/>
          <style:tab-stop style:position="17.939cm"/>
          <style:tab-stop style:position="19.897cm"/>
        </style:tab-stops>
        <style:background-image/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background-color="transparent">
        <style:tab-stops>
          <style:tab-stop style:position="6.981cm"/>
          <style:tab-stop style:position="7.754cm"/>
        </style:tab-stops>
        <style:background-image/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#66ff00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background-color="transparent"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  <style:background-image/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#83caff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background-color="transparent">
        <style:tab-stops>
          <style:tab-stop style:position="11.621cm"/>
          <style:tab-stop style:position="20.219cm"/>
        </style:tab-stops>
        <style:background-image/>
      </style:paragraph-properties>
      <style:text-properties style:use-window-font-color="true" style:font-name="Times New Roman" fo:font-size="13pt" fo:language="fr" fo:country="FR" fo:font-style="normal" fo:background-color="transparent" style:font-size-asian="13pt" style:language-asian="zxx" style:country-asian="none" style:font-style-asian="normal" style:font-size-complex="13pt" style:language-complex="zxx" style:country-complex="none" style:font-style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>
          <style:tab-stop style:position="7.488cm"/>
          <style:tab-stop style:position="10.372cm"/>
          <style:tab-stop style:position="13.758cm"/>
          <style:tab-stop style:position="16.801cm"/>
          <style:tab-stop style:position="18.256cm"/>
          <style:tab-stop style:position="20.003cm"/>
        </style:tab-stops>
      </style:paragraph-properties>
      <style:text-properties style:use-window-font-color="true" style:font-name="Times New Roman" fo:font-size="13pt" fo:language="fr" fo:country="FR" fo:font-style="normal" fo:font-weight="normal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7.488cm"/>
          <style:tab-stop style:position="10.372cm"/>
          <style:tab-stop style:position="13.758cm"/>
          <style:tab-stop style:position="16.801cm"/>
          <style:tab-stop style:position="18.256cm"/>
          <style:tab-stop style:position="20.003cm"/>
        </style:tab-stops>
      </style:paragraph-properties>
      <style:text-properties style:use-window-font-color="true" style:font-name="Times New Roman" fo:font-size="13pt" fo:language="fr" fo:country="FR" fo:font-style="normal" style:text-underline-style="none" fo:font-weight="normal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23" style:family="paragraph" style:parent-style-name="Standard" style:master-page-name="">
      <style:paragraph-properties style:page-number="auto"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24" style:family="paragraph" style:parent-style-name="Default">
      <style:paragraph-properties fo:text-align="start" style:justify-single-word="false" style:text-autospace="none">
        <style:tab-stops>
          <style:tab-stop style:position="7.632cm"/>
          <style:tab-stop style:position="8.691cm"/>
          <style:tab-stop style:position="11.174cm"/>
          <style:tab-stop style:position="14.226cm"/>
          <style:tab-stop style:position="16.14cm"/>
          <style:tab-stop style:position="17.36cm"/>
          <style:tab-stop style:position="18.561cm"/>
        </style:tab-stops>
      </style:paragraph-properties>
      <style:text-properties fo:color="#000000" style:text-line-through-style="none" style:font-name="Times New Roman" fo:font-size="13pt" fo:language="fr" fo:country="FR" fo:font-style="normal" style:text-underline-style="none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25" style:family="paragraph" style:parent-style-name="Standard" style:list-style-name="L1">
      <style:paragraph-properties>
        <style:tab-stops>
          <style:tab-stop style:position="9.668cm"/>
          <style:tab-stop style:position="12.598cm"/>
          <style:tab-stop style:position="13.901cm"/>
          <style:tab-stop style:position="15.794cm"/>
          <style:tab-stop style:position="18.56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#ffff00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26" style:family="paragraph" style:parent-style-name="Standard" style:list-style-name="L1">
      <style:paragraph-properties>
        <style:tab-stops>
          <style:tab-stop style:position="9.668cm"/>
          <style:tab-stop style:position="12.598cm"/>
          <style:tab-stop style:position="13.901cm"/>
          <style:tab-stop style:position="15.794cm"/>
          <style:tab-stop style:position="18.56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#ffff00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27" style:family="paragraph" style:parent-style-name="Standard" style:list-style-name="L2">
      <style:paragraph-properties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#ffff00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28" style:family="paragraph" style:parent-style-name="Standard" style:list-style-name="L1">
      <style:paragraph-properties>
        <style:tab-stops>
          <style:tab-stop style:position="9.668cm"/>
          <style:tab-stop style:position="12.598cm"/>
          <style:tab-stop style:position="13.901cm"/>
          <style:tab-stop style:position="15.794cm"/>
          <style:tab-stop style:position="18.56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#99ff33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29" style:family="paragraph" style:parent-style-name="Standard" style:list-style-name="L1">
      <style:paragraph-properties>
        <style:tab-stops>
          <style:tab-stop style:position="9.668cm"/>
          <style:tab-stop style:position="12.598cm"/>
          <style:tab-stop style:position="13.901cm"/>
          <style:tab-stop style:position="15.794cm"/>
          <style:tab-stop style:position="18.56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#99ff33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30" style:family="paragraph" style:parent-style-name="Standard" style:list-style-name="L1">
      <style:paragraph-properties>
        <style:tab-stops>
          <style:tab-stop style:position="9.668cm"/>
          <style:tab-stop style:position="12.598cm"/>
          <style:tab-stop style:position="13.901cm"/>
          <style:tab-stop style:position="15.794cm"/>
          <style:tab-stop style:position="18.56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31" style:family="paragraph" style:parent-style-name="Standard" style:list-style-name="L1">
      <style:paragraph-properties fo:text-align="start" style:justify-single-word="false" style:text-autospace="none">
        <style:tab-stops>
          <style:tab-stop style:position="9.668cm"/>
          <style:tab-stop style:position="12.598cm"/>
          <style:tab-stop style:position="13.901cm"/>
          <style:tab-stop style:position="15.794cm"/>
          <style:tab-stop style:position="18.56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32" style:family="paragraph" style:parent-style-name="Standard" style:list-style-name="L4">
      <style:paragraph-properties fo:text-align="start" style:justify-single-word="false" style:text-autospace="none">
        <style:tab-stops>
          <style:tab-stop style:position="10.34cm"/>
          <style:tab-stop style:position="13.067cm"/>
          <style:tab-stop style:position="16.14cm"/>
          <style:tab-stop style:position="17.625cm"/>
          <style:tab-stop style:position="18.785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33" style:family="paragraph" style:parent-style-name="Standard" style:list-style-name="L1">
      <style:paragraph-properties>
        <style:tab-stops>
          <style:tab-stop style:position="9.668cm"/>
          <style:tab-stop style:position="12.598cm"/>
          <style:tab-stop style:position="13.901cm"/>
          <style:tab-stop style:position="15.794cm"/>
          <style:tab-stop style:position="18.56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34" style:family="paragraph" style:parent-style-name="Standard" style:list-style-name="L2">
      <style:paragraph-properties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35" style:family="paragraph" style:parent-style-name="Standard" style:list-style-name="L4">
      <style:paragraph-properties>
        <style:tab-stops>
          <style:tab-stop style:position="10.34cm"/>
          <style:tab-stop style:position="13.067cm"/>
          <style:tab-stop style:position="16.14cm"/>
          <style:tab-stop style:position="17.625cm"/>
          <style:tab-stop style:position="18.785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36" style:family="paragraph" style:parent-style-name="Standard" style:list-style-name="L4">
      <style:paragraph-properties>
        <style:tab-stops>
          <style:tab-stop style:position="10.34cm"/>
          <style:tab-stop style:position="13.067cm"/>
          <style:tab-stop style:position="16.14cm"/>
          <style:tab-stop style:position="17.625cm"/>
          <style:tab-stop style:position="18.785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transparent" style:font-name-asian="BookmanOldStyle" style:font-size-asian="13pt" style:language-asian="zxx" style:country-asian="none" style:font-style-asian="normal" style:font-weight-asian="normal" style:font-name-complex="BookmanOldStyle" style:font-size-complex="13pt" style:language-complex="zxx" style:country-complex="none" style:font-style-complex="normal" style:font-weight-complex="normal"/>
    </style:style>
    <style:style style:name="P37" style:family="paragraph" style:parent-style-name="Standard" style:list-style-name="L1">
      <style:paragraph-properties>
        <style:tab-stops>
          <style:tab-stop style:position="9.668cm"/>
          <style:tab-stop style:position="12.598cm"/>
          <style:tab-stop style:position="13.901cm"/>
          <style:tab-stop style:position="15.794cm"/>
          <style:tab-stop style:position="18.56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#83caff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38" style:family="paragraph" style:parent-style-name="Standard" style:list-style-name="L2">
      <style:paragraph-properties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#66ff00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39" style:family="paragraph" style:parent-style-name="Standard" style:list-style-name="L5">
      <style:paragraph-properties>
        <style:tab-stops>
          <style:tab-stop style:position="6.981cm"/>
          <style:tab-stop style:position="7.754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#66ff00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40" style:family="paragraph" style:parent-style-name="Standard" style:list-style-name="L2">
      <style:paragraph-properties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41" style:family="paragraph" style:parent-style-name="Standard" style:list-style-name="L2">
      <style:paragraph-properties fo:text-align="start" style:justify-single-word="false" style:text-autospace="none"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42" style:family="paragraph" style:parent-style-name="Standard" style:list-style-name="L4">
      <style:paragraph-properties fo:text-align="start" style:justify-single-word="false" style:text-autospace="none">
        <style:tab-stops>
          <style:tab-stop style:position="10.34cm"/>
          <style:tab-stop style:position="13.067cm"/>
          <style:tab-stop style:position="16.14cm"/>
          <style:tab-stop style:position="17.625cm"/>
          <style:tab-stop style:position="18.785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43" style:family="paragraph" style:parent-style-name="Standard" style:list-style-name="L2">
      <style:paragraph-properties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44" style:family="paragraph" style:parent-style-name="Standard" style:list-style-name="L2">
      <style:paragraph-properties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fo:font-weight="normal" fo:background-color="#99ff33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45" style:family="paragraph" style:parent-style-name="Standard" style:list-style-name="L2">
      <style:paragraph-properties fo:text-align="start" style:justify-single-word="false" style:text-autospace="none"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fo:font-weight="normal" fo:background-color="#ffff00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46" style:family="paragraph" style:parent-style-name="Standard" style:list-style-name="L2">
      <style:paragraph-properties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fo:font-weight="normal" fo:background-color="#ffff00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47" style:family="paragraph" style:parent-style-name="Standard" style:list-style-name="L2">
      <style:paragraph-properties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fo:font-weight="normal" fo:background-color="#66ff00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48" style:family="paragraph" style:parent-style-name="Standard" style:list-style-name="L2">
      <style:paragraph-properties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fo:background-color="transparent" style:font-size-asian="13pt" style:language-asian="zxx" style:country-asian="none" style:font-style-asian="normal" style:font-size-complex="13pt" style:language-complex="zxx" style:country-complex="none" style:font-style-complex="normal"/>
    </style:style>
    <style:style style:name="P49" style:family="paragraph" style:parent-style-name="Standard" style:list-style-name="L3">
      <style:paragraph-properties>
        <style:tab-stops>
          <style:tab-stop style:position="11.621cm"/>
          <style:tab-stop style:position="20.219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fo:background-color="transparent" style:font-size-asian="13pt" style:language-asian="zxx" style:country-asian="none" style:font-style-asian="normal" style:font-size-complex="13pt" style:language-complex="zxx" style:country-complex="none" style:font-style-complex="normal"/>
    </style:style>
    <style:style style:name="P50" style:family="paragraph" style:parent-style-name="Standard" style:list-style-name="L2">
      <style:paragraph-properties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fo:background-color="transparent" style:font-name-asian="Times New Roman1" style:font-size-asian="13pt" style:language-asian="zxx" style:country-asian="none" style:font-style-asian="normal" style:font-name-complex="Times New Roman1" style:font-size-complex="13pt" style:language-complex="zxx" style:country-complex="none" style:font-style-complex="normal"/>
    </style:style>
    <style:style style:name="P51" style:family="paragraph" style:parent-style-name="Standard" style:list-style-name="L1">
      <style:paragraph-properties>
        <style:tab-stops>
          <style:tab-stop style:position="9.668cm"/>
          <style:tab-stop style:position="12.598cm"/>
          <style:tab-stop style:position="13.901cm"/>
          <style:tab-stop style:position="15.794cm"/>
          <style:tab-stop style:position="18.561cm"/>
        </style:tab-stops>
      </style:paragraph-properties>
      <style:text-properties style:use-window-font-color="true" style:font-name="Times New Roman" fo:font-size="13pt" fo:language="fr" fo:country="FR" fo:font-style="normal" style:text-underline-style="none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52" style:family="paragraph" style:parent-style-name="Standard" style:list-style-name="L1">
      <style:paragraph-properties>
        <style:tab-stops>
          <style:tab-stop style:position="9.668cm"/>
          <style:tab-stop style:position="12.598cm"/>
          <style:tab-stop style:position="13.901cm"/>
          <style:tab-stop style:position="15.794cm"/>
          <style:tab-stop style:position="18.561cm"/>
        </style:tab-stops>
      </style:paragraph-properties>
      <style:text-properties style:use-window-font-color="true" style:font-name="Times New Roman" fo:font-size="13pt" fo:language="fr" fo:country="FR" fo:font-style="normal" style:text-underline-style="none" fo:font-weight="normal" fo:background-color="#99ff33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53" style:family="paragraph" style:parent-style-name="Standard" style:list-style-name="L2">
      <style:paragraph-properties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</style:paragraph-properties>
      <style:text-properties style:use-window-font-color="true" style:font-name="Times New Roman" fo:font-size="13pt" fo:language="fr" fo:country="FR" fo:font-style="normal" fo:font-weight="normal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54" style:family="paragraph" style:parent-style-name="Standard" style:list-style-name="L2">
      <style:paragraph-properties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</style:paragraph-properties>
      <style:text-properties style:use-window-font-color="true" style:font-name="Times New Roman" fo:font-size="13pt" fo:language="fr" fo:country="FR" fo:font-style="normal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55" style:family="paragraph" style:parent-style-name="Standard" style:list-style-name="L2">
      <style:paragraph-properties fo:text-align="start" style:justify-single-word="false" style:text-autospace="none"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</style:paragraph-properties>
      <style:text-properties style:use-window-font-color="true" style:font-name="Times New Roman" fo:font-size="13pt" fo:language="fr" fo:country="FR" fo:font-style="normal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56" style:family="paragraph" style:parent-style-name="Standard" style:list-style-name="L2">
      <style:paragraph-properties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</style:paragraph-properties>
      <style:text-properties style:use-window-font-color="true" style:font-name="Times New Roman" fo:font-size="13pt" fo:language="fr" fo:country="FR" fo:font-style="normal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57" style:family="paragraph" style:parent-style-name="Standard" style:list-style-name="L2">
      <style:paragraph-properties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</style:paragraph-properties>
      <style:text-properties style:use-window-font-color="true" style:font-name="Times New Roman" fo:font-size="13pt" fo:language="fr" fo:country="FR" fo:font-style="normal" fo:font-weight="normal" fo:background-color="#66ff00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58" style:family="paragraph" style:parent-style-name="Standard" style:list-style-name="L2">
      <style:paragraph-properties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</style:paragraph-properties>
      <style:text-properties style:use-window-font-color="true" style:font-name="Times New Roman" fo:font-size="13pt" fo:language="fr" fo:country="FR" fo:font-style="normal" fo:font-weight="normal" fo:background-color="#66ff00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59" style:family="paragraph" style:parent-style-name="Standard" style:list-style-name="L2">
      <style:paragraph-properties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</style:paragraph-properties>
      <style:text-properties style:use-window-font-color="true" style:font-name="Times New Roman" fo:font-size="13pt" fo:language="fr" fo:country="FR" fo:font-style="normal" fo:font-weight="normal" fo:background-color="#ffff00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60" style:family="paragraph" style:parent-style-name="Standard" style:list-style-name="L2">
      <style:paragraph-properties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</style:paragraph-properties>
      <style:text-properties style:use-window-font-color="true" style:font-name="Times New Roman" fo:font-size="13pt" fo:language="fr" fo:country="FR" fo:font-style="normal" fo:background-color="transparent" style:font-name-asian="Times New Roman1" style:font-size-asian="13pt" style:language-asian="zxx" style:country-asian="none" style:font-style-asian="normal" style:font-name-complex="Times New Roman1" style:font-size-complex="13pt" style:language-complex="zxx" style:country-complex="none" style:font-style-complex="normal"/>
    </style:style>
    <style:style style:name="P61" style:family="paragraph" style:parent-style-name="Standard" style:list-style-name="L3">
      <style:paragraph-properties>
        <style:tab-stops>
          <style:tab-stop style:position="11.621cm"/>
          <style:tab-stop style:position="20.219cm"/>
        </style:tab-stops>
      </style:paragraph-properties>
      <style:text-properties style:use-window-font-color="true" style:font-name="Times New Roman" fo:font-size="13pt" fo:language="fr" fo:country="FR" fo:font-style="normal" fo:background-color="transparent" style:font-size-asian="13pt" style:language-asian="zxx" style:country-asian="none" style:font-style-asian="normal" style:font-size-complex="13pt" style:language-complex="zxx" style:country-complex="none" style:font-style-complex="normal"/>
    </style:style>
    <style:style style:name="P62" style:family="paragraph" style:parent-style-name="Standard" style:list-style-name="L1">
      <style:paragraph-properties>
        <style:tab-stops>
          <style:tab-stop style:position="9.668cm"/>
          <style:tab-stop style:position="12.598cm"/>
          <style:tab-stop style:position="13.901cm"/>
          <style:tab-stop style:position="15.794cm"/>
          <style:tab-stop style:position="18.561cm"/>
        </style:tab-stops>
      </style:paragraph-properties>
      <style:text-properties style:use-window-font-color="true" style:font-name="Times New Roman" fo:font-size="13pt" fo:language="fr" fo:country="FR" fo:font-style="italic" style:text-underline-style="none" fo:font-weight="normal" fo:background-color="transparent" style:font-size-asian="13pt" style:language-asian="zxx" style:country-asian="none" style:font-style-asian="italic" style:font-weight-asian="normal" style:font-size-complex="13pt" style:language-complex="zxx" style:country-complex="none" style:font-style-complex="italic" style:font-weight-complex="normal"/>
    </style:style>
    <style:style style:name="P63" style:family="paragraph" style:parent-style-name="Standard" style:list-style-name="L1">
      <style:paragraph-properties>
        <style:tab-stops>
          <style:tab-stop style:position="9.668cm"/>
          <style:tab-stop style:position="12.598cm"/>
          <style:tab-stop style:position="13.901cm"/>
          <style:tab-stop style:position="15.794cm"/>
          <style:tab-stop style:position="18.561cm"/>
        </style:tab-stops>
      </style:paragraph-properties>
      <style:text-properties style:use-window-font-color="true" style:font-name="Times New Roman" fo:font-size="13pt" fo:font-style="normal" style:text-underline-style="none" fo:background-color="transparent" style:font-size-asian="13pt" style:font-style-asian="normal" style:font-size-complex="13pt" style:font-style-complex="normal"/>
    </style:style>
    <style:style style:name="P64" style:family="paragraph" style:parent-style-name="Standard" style:list-style-name="L1">
      <style:paragraph-properties fo:text-align="start" style:justify-single-word="false" style:text-autospace="none">
        <style:tab-stops>
          <style:tab-stop style:position="9.668cm"/>
          <style:tab-stop style:position="12.598cm"/>
          <style:tab-stop style:position="13.901cm"/>
          <style:tab-stop style:position="15.794cm"/>
          <style:tab-stop style:position="18.561cm"/>
        </style:tab-stops>
      </style:paragraph-properties>
      <style:text-properties fo:color="#000000" style:text-line-through-style="none" style:font-name="Times New Roman" fo:font-size="12pt" fo:language="fr" fo:country="FR" fo:font-style="normal" style:text-underline-style="none" fo:font-weight="normal" fo:background-color="transparent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 style:font-style-complex="normal" style:font-weight-complex="normal"/>
    </style:style>
    <style:style style:name="P65" style:family="paragraph" style:parent-style-name="Standard" style:list-style-name="L1">
      <style:paragraph-properties>
        <style:tab-stops>
          <style:tab-stop style:position="9.668cm"/>
          <style:tab-stop style:position="12.598cm"/>
          <style:tab-stop style:position="13.901cm"/>
          <style:tab-stop style:position="15.794cm"/>
          <style:tab-stop style:position="18.561cm"/>
        </style:tab-stops>
      </style:paragraph-properties>
      <style:text-properties fo:color="#000000" style:text-line-through-style="none" style:font-name="Times New Roman" fo:font-size="13pt" fo:language="fr" fo:country="FR" fo:font-style="normal" style:text-underline-style="none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66" style:family="paragraph" style:parent-style-name="Standard" style:list-style-name="L4">
      <style:paragraph-properties fo:text-align="start" style:justify-single-word="false" style:text-autospace="none">
        <style:tab-stops>
          <style:tab-stop style:position="10.34cm"/>
          <style:tab-stop style:position="13.067cm"/>
          <style:tab-stop style:position="16.14cm"/>
          <style:tab-stop style:position="17.625cm"/>
          <style:tab-stop style:position="18.785cm"/>
        </style:tab-stops>
      </style:paragraph-properties>
      <style:text-properties fo:color="#000000" style:text-line-through-style="none" style:font-name="Times New Roman" fo:font-size="13pt" fo:language="fr" fo:country="FR" fo:font-style="normal" style:text-underline-style="none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67" style:family="paragraph" style:parent-style-name="Standard" style:list-style-name="L2">
      <style:paragraph-properties fo:text-align="start" style:justify-single-word="false" style:text-autospace="none"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</style:paragraph-properties>
      <style:text-properties fo:color="#000000" style:text-line-through-style="none" style:font-name="Times New Roman" fo:font-size="13pt" fo:language="fr" fo:country="FR" fo:font-style="normal" fo:font-weight="normal" fo:background-color="#ffff00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68" style:family="paragraph" style:parent-style-name="Standard" style:list-style-name="L5">
      <style:paragraph-properties>
        <style:tab-stops>
          <style:tab-stop style:position="6.981cm"/>
          <style:tab-stop style:position="7.754cm"/>
        </style:tab-stops>
      </style:paragraph-properties>
      <style:text-properties fo:color="#000000" style:text-line-through-style="none" style:font-name="Times New Roman" fo:font-size="13pt" fo:language="fr" fo:country="FR" fo:font-style="normal" fo:font-weight="normal" fo:background-color="#66ff00" style:font-name-asian="Times New Roman1" style:font-size-asian="13pt" style:language-asian="zxx" style:country-asian="none" style:font-weight-asian="normal" style:font-name-complex="Times New Roman1" style:font-size-complex="13pt" style:language-complex="zxx" style:country-complex="none" style:font-weight-complex="normal"/>
    </style:style>
    <style:style style:name="P69" style:family="paragraph" style:parent-style-name="Standard" style:list-style-name="L5">
      <style:paragraph-properties>
        <style:tab-stops>
          <style:tab-stop style:position="6.981cm"/>
          <style:tab-stop style:position="7.754cm"/>
        </style:tab-stops>
      </style:paragraph-properties>
      <style:text-properties fo:font-size="13pt" fo:background-color="#66ff00" style:font-size-asian="13pt" style:font-size-complex="13pt"/>
    </style:style>
    <style:style style:name="P70" style:family="paragraph" style:parent-style-name="Standard" style:list-style-name="L1">
      <style:paragraph-properties fo:background-color="transparent">
        <style:tab-stops>
          <style:tab-stop style:position="9.668cm"/>
          <style:tab-stop style:position="12.598cm"/>
          <style:tab-stop style:position="13.901cm"/>
          <style:tab-stop style:position="15.794cm"/>
          <style:tab-stop style:position="18.561cm"/>
        </style:tab-stops>
        <style:background-image/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71" style:family="paragraph" style:parent-style-name="Standard" style:list-style-name="L1">
      <style:paragraph-properties fo:background-color="transparent">
        <style:tab-stops>
          <style:tab-stop style:position="9.668cm"/>
          <style:tab-stop style:position="12.598cm"/>
          <style:tab-stop style:position="13.901cm"/>
          <style:tab-stop style:position="15.794cm"/>
          <style:tab-stop style:position="18.561cm"/>
        </style:tab-stops>
        <style:background-image/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72" style:family="paragraph" style:parent-style-name="Standard" style:list-style-name="L1">
      <style:paragraph-properties fo:text-align="start" style:justify-single-word="false" fo:background-color="transparent" style:text-autospace="none">
        <style:tab-stops>
          <style:tab-stop style:position="9.668cm"/>
          <style:tab-stop style:position="12.598cm"/>
          <style:tab-stop style:position="13.901cm"/>
          <style:tab-stop style:position="15.794cm"/>
          <style:tab-stop style:position="18.561cm"/>
        </style:tab-stops>
        <style:background-image/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73" style:family="paragraph" style:parent-style-name="Standard" style:list-style-name="L2">
      <style:paragraph-properties fo:background-color="transparent"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  <style:background-image/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74" style:family="paragraph" style:parent-style-name="Standard" style:list-style-name="L1">
      <style:paragraph-properties fo:background-color="transparent">
        <style:tab-stops>
          <style:tab-stop style:position="9.668cm"/>
          <style:tab-stop style:position="12.598cm"/>
          <style:tab-stop style:position="13.901cm"/>
          <style:tab-stop style:position="15.794cm"/>
          <style:tab-stop style:position="18.561cm"/>
        </style:tab-stops>
        <style:background-image/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#ffff00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75" style:family="paragraph" style:parent-style-name="Standard" style:list-style-name="L1">
      <style:paragraph-properties fo:background-color="transparent">
        <style:tab-stops>
          <style:tab-stop style:position="9.668cm"/>
          <style:tab-stop style:position="12.598cm"/>
          <style:tab-stop style:position="13.901cm"/>
          <style:tab-stop style:position="15.794cm"/>
          <style:tab-stop style:position="18.561cm"/>
        </style:tab-stops>
        <style:background-image/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#ffff00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76" style:family="paragraph" style:parent-style-name="Standard" style:list-style-name="L2">
      <style:paragraph-properties fo:background-color="transparent"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  <style:background-image/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#ffff00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77" style:family="paragraph" style:parent-style-name="Standard" style:list-style-name="L5">
      <style:paragraph-properties fo:background-color="transparent">
        <style:tab-stops>
          <style:tab-stop style:position="6.981cm"/>
          <style:tab-stop style:position="7.754cm"/>
        </style:tab-stops>
        <style:background-image/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#ffff00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78" style:family="paragraph" style:parent-style-name="Standard" style:list-style-name="L1">
      <style:paragraph-properties fo:background-color="transparent">
        <style:tab-stops>
          <style:tab-stop style:position="9.668cm"/>
          <style:tab-stop style:position="12.598cm"/>
          <style:tab-stop style:position="13.901cm"/>
          <style:tab-stop style:position="15.794cm"/>
          <style:tab-stop style:position="18.561cm"/>
        </style:tab-stops>
        <style:background-image/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#99ff33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79" style:family="paragraph" style:parent-style-name="Standard" style:list-style-name="L1">
      <style:paragraph-properties fo:background-color="transparent">
        <style:tab-stops>
          <style:tab-stop style:position="9.668cm"/>
          <style:tab-stop style:position="12.598cm"/>
          <style:tab-stop style:position="13.901cm"/>
          <style:tab-stop style:position="15.794cm"/>
          <style:tab-stop style:position="18.561cm"/>
        </style:tab-stops>
        <style:background-image/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#99ff33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80" style:family="paragraph" style:parent-style-name="Standard" style:list-style-name="L1">
      <style:paragraph-properties fo:background-color="transparent">
        <style:tab-stops>
          <style:tab-stop style:position="9.668cm"/>
          <style:tab-stop style:position="12.598cm"/>
          <style:tab-stop style:position="13.901cm"/>
          <style:tab-stop style:position="15.794cm"/>
          <style:tab-stop style:position="18.561cm"/>
        </style:tab-stops>
        <style:background-image/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#66ff00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81" style:family="paragraph" style:parent-style-name="Standard" style:list-style-name="L2">
      <style:paragraph-properties fo:background-color="transparent"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  <style:background-image/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#66ff00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82" style:family="paragraph" style:parent-style-name="Standard" style:list-style-name="L5">
      <style:paragraph-properties fo:background-color="transparent">
        <style:tab-stops>
          <style:tab-stop style:position="6.981cm"/>
          <style:tab-stop style:position="7.754cm"/>
        </style:tab-stops>
        <style:background-image/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#66ff00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83" style:family="paragraph" style:parent-style-name="Standard" style:list-style-name="L2">
      <style:paragraph-properties fo:background-color="transparent"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  <style:background-image/>
      </style:paragraph-properties>
      <style:text-properties style:use-window-font-color="true" style:text-line-through-style="none" style:font-name="Times New Roman" fo:font-size="13pt" fo:language="fr" fo:country="FR" fo:font-style="normal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84" style:family="paragraph" style:parent-style-name="Standard" style:list-style-name="L1">
      <style:paragraph-properties fo:background-color="transparent">
        <style:tab-stops>
          <style:tab-stop style:position="9.668cm"/>
          <style:tab-stop style:position="12.598cm"/>
          <style:tab-stop style:position="13.901cm"/>
          <style:tab-stop style:position="15.794cm"/>
          <style:tab-stop style:position="18.561cm"/>
        </style:tab-stops>
        <style:background-image/>
      </style:paragraph-properties>
      <style:text-properties style:use-window-font-color="true" style:font-name="Times New Roman" fo:font-size="13pt" fo:language="fr" fo:country="FR" fo:font-style="normal" style:text-underline-style="none" fo:font-weight="normal" fo:background-color="#99ff33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85" style:family="paragraph" style:parent-style-name="Standard" style:list-style-name="L2">
      <style:paragraph-properties fo:background-color="transparent"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  <style:background-image/>
      </style:paragraph-properties>
      <style:text-properties style:use-window-font-color="true" style:font-name="Times New Roman" fo:font-size="13pt" fo:language="fr" fo:country="FR" fo:font-style="normal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86" style:family="paragraph" style:parent-style-name="Standard" style:list-style-name="L2">
      <style:paragraph-properties fo:background-color="transparent"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  <style:background-image/>
      </style:paragraph-properties>
      <style:text-properties style:use-window-font-color="true" style:font-name="Times New Roman" fo:font-size="13pt" fo:language="fr" fo:country="FR" fo:font-style="normal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87" style:family="paragraph" style:parent-style-name="Standard" style:list-style-name="L2">
      <style:paragraph-properties fo:background-color="transparent"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  <style:background-image/>
      </style:paragraph-properties>
      <style:text-properties style:use-window-font-color="true" style:font-name="Times New Roman" fo:font-size="13pt" fo:language="fr" fo:country="FR" fo:font-style="normal" fo:background-color="transparent" style:font-size-asian="13pt" style:language-asian="zxx" style:country-asian="none" style:font-style-asian="normal" style:font-size-complex="13pt" style:language-complex="zxx" style:country-complex="none" style:font-style-complex="normal"/>
    </style:style>
    <style:style style:name="P88" style:family="paragraph" style:parent-style-name="Standard" style:list-style-name="L1">
      <style:paragraph-properties fo:background-color="transparent">
        <style:tab-stops>
          <style:tab-stop style:position="9.668cm"/>
          <style:tab-stop style:position="12.598cm"/>
          <style:tab-stop style:position="13.901cm"/>
          <style:tab-stop style:position="15.794cm"/>
          <style:tab-stop style:position="18.561cm"/>
        </style:tab-stops>
        <style:background-image/>
      </style:paragraph-properties>
      <style:text-properties style:use-window-font-color="true" style:font-name="Times New Roman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89" style:family="paragraph" style:parent-style-name="Standard" style:list-style-name="L1">
      <style:paragraph-properties fo:text-align="start" style:justify-single-word="false" fo:background-color="transparent" style:text-autospace="none">
        <style:tab-stops>
          <style:tab-stop style:position="9.668cm"/>
          <style:tab-stop style:position="12.598cm"/>
          <style:tab-stop style:position="13.901cm"/>
          <style:tab-stop style:position="15.794cm"/>
          <style:tab-stop style:position="18.561cm"/>
        </style:tab-stops>
        <style:background-image/>
      </style:paragraph-properties>
      <style:text-properties fo:color="#000000" style:text-line-through-style="none" style:font-name="Times New Roman" fo:font-size="13pt" fo:language="fr" fo:country="FR" fo:font-style="normal" style:text-underline-style="none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90" style:family="paragraph" style:parent-style-name="Standard" style:list-style-name="L5">
      <style:paragraph-properties fo:background-color="transparent">
        <style:tab-stops>
          <style:tab-stop style:position="6.981cm"/>
          <style:tab-stop style:position="7.754cm"/>
        </style:tab-stops>
        <style:background-image/>
      </style:paragraph-properties>
      <style:text-properties fo:color="#000000" style:text-line-through-style="none" style:font-name="Times New Roman" fo:font-size="13pt" fo:language="fr" fo:country="FR" fo:font-style="normal" style:text-underline-style="none" fo:font-weight="normal" fo:background-color="#66ff00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91" style:family="paragraph" style:parent-style-name="Standard" style:list-style-name="L2">
      <style:paragraph-properties fo:background-color="transparent" style:writing-mode="lr-tb"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  <style:background-image/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92" style:family="paragraph" style:parent-style-name="Standard" style:list-style-name="L5">
      <style:paragraph-properties fo:text-align="start" style:justify-single-word="false" fo:background-color="transparent" style:text-autospace="none" style:writing-mode="lr-tb">
        <style:tab-stops>
          <style:tab-stop style:position="6.981cm"/>
          <style:tab-stop style:position="7.754cm"/>
        </style:tab-stops>
        <style:background-image/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#66ff00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93" style:family="paragraph" style:parent-style-name="Standard" style:list-style-name="L2">
      <style:paragraph-properties fo:background-color="transparent" style:writing-mode="lr-tb"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  <style:background-image/>
      </style:paragraph-properties>
      <style:text-properties style:use-window-font-color="true" style:text-line-through-style="none" style:font-name="Times New Roman" fo:font-size="13pt" fo:language="fr" fo:country="FR" fo:font-style="normal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94" style:family="paragraph" style:parent-style-name="Standard" style:list-style-name="L2">
      <style:paragraph-properties fo:background-color="transparent" style:writing-mode="lr-tb"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  <style:background-image/>
      </style:paragraph-properties>
      <style:text-properties style:use-window-font-color="true" style:font-name="Times New Roman" fo:font-size="13pt" fo:language="fr" fo:country="FR" fo:font-style="normal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95" style:family="paragraph" style:parent-style-name="Standard" style:list-style-name="L2">
      <style:paragraph-properties fo:text-align="start" style:justify-single-word="false" style:text-autospace="none" style:writing-mode="lr-tb"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96" style:family="paragraph" style:parent-style-name="Standard" style:list-style-name="L2">
      <style:paragraph-properties style:writing-mode="lr-tb"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97" style:family="paragraph" style:parent-style-name="Standard" style:list-style-name="L2">
      <style:paragraph-properties fo:text-align="start" style:justify-single-word="false" style:text-autospace="none" style:writing-mode="lr-tb"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#66ff00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98" style:family="paragraph" style:parent-style-name="Standard" style:list-style-name="L2">
      <style:paragraph-properties fo:text-align="start" style:justify-single-word="false" style:text-autospace="none" style:writing-mode="lr-tb"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#ffff00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99" style:family="paragraph" style:parent-style-name="Standard" style:list-style-name="L2">
      <style:paragraph-properties style:writing-mode="lr-tb"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#ffff00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100" style:family="paragraph" style:parent-style-name="Standard" style:list-style-name="L2">
      <style:paragraph-properties fo:text-align="start" style:justify-single-word="false" style:text-autospace="none" style:writing-mode="lr-tb"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101" style:family="paragraph" style:parent-style-name="Standard" style:list-style-name="L2">
      <style:paragraph-properties style:writing-mode="lr-tb"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02" style:family="paragraph" style:parent-style-name="Standard" style:list-style-name="L2">
      <style:paragraph-properties style:writing-mode="lr-tb"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fo:font-weight="normal" fo:background-color="#66ff00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103" style:family="paragraph" style:parent-style-name="Standard" style:list-style-name="L2">
      <style:paragraph-properties style:writing-mode="lr-tb">
        <style:tab-stops>
          <style:tab-stop style:position="7.835cm"/>
          <style:tab-stop style:position="9.668cm"/>
          <style:tab-stop style:position="11.215cm"/>
          <style:tab-stop style:position="14.063cm"/>
          <style:tab-stop style:position="15.081cm"/>
          <style:tab-stop style:position="16.404cm"/>
          <style:tab-stop style:position="20.821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fo:font-weight="normal" fo:background-color="#ffff00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04" style:family="paragraph" style:parent-style-name="Standard" style:list-style-name="L5" style:master-page-name="">
      <style:paragraph-properties style:page-number="auto">
        <style:tab-stops>
          <style:tab-stop style:position="6.981cm"/>
          <style:tab-stop style:position="7.754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#ffff00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05" style:family="paragraph" style:parent-style-name="Default" style:list-style-name="L4">
      <style:paragraph-properties fo:text-align="start" style:justify-single-word="false" style:text-autospace="none">
        <style:tab-stops>
          <style:tab-stop style:position="10.34cm"/>
          <style:tab-stop style:position="13.067cm"/>
          <style:tab-stop style:position="16.14cm"/>
          <style:tab-stop style:position="17.625cm"/>
          <style:tab-stop style:position="18.785cm"/>
        </style:tab-stops>
      </style:paragraph-properties>
      <style:text-properties fo:color="#000000" style:text-line-through-style="none" style:font-name="Times New Roman" fo:font-size="13pt" fo:language="fr" fo:country="FR" fo:font-style="normal" style:text-underline-style="none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T1" style:family="text">
      <style:text-properties style:text-line-through-style="none"/>
    </style:style>
    <style:style style:name="T2" style:family="text">
      <style:text-properties style:text-line-through-style="none" style:text-underline-style="none"/>
    </style:style>
    <style:style style:name="T3" style:family="text">
      <style:text-properties style:text-line-through-style="none" style:text-underline-style="none" style:font-name-asian="Times New Roman1" style:font-name-complex="Times New Roman1"/>
    </style:style>
    <style:style style:name="T4" style:family="text">
      <style:text-properties style:text-line-through-style="none" style:text-underline-style="none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text-line-through-style="none" style:text-underline-style="none" fo:font-weight="normal" style:font-weight-asian="normal" style:font-weight-complex="normal"/>
    </style:style>
    <style:style style:name="T6" style:family="text">
      <style:text-properties style:text-line-through-style="none" style:text-underline-style="none" fo:background-color="#66ff00"/>
    </style:style>
    <style:style style:name="T7" style:family="text">
      <style:text-properties style:text-line-through-style="none" style:text-underline-style="none" fo:background-color="#ff420e" style:font-name-asian="Times New Roman1" style:font-name-complex="Times New Roman1"/>
    </style:style>
    <style:style style:name="T8" style:family="text">
      <style:text-properties style:text-line-through-style="none" style:text-underline-style="none" fo:background-color="#ff950e" style:font-name-asian="Times New Roman1" style:font-name-complex="Times New Roman1"/>
    </style:style>
    <style:style style:name="T9" style:family="text">
      <style:text-properties style:text-line-through-style="none" style:font-name-asian="Times New Roman1" style:font-name-complex="Times New Roman1"/>
    </style:style>
    <style:style style:name="T10" style:family="text">
      <style:text-properties style:text-line-through-style="none" fo:language="fr" fo:country="FR" fo:font-weight="normal" style:language-asian="zxx" style:country-asian="none" style:font-weight-asian="normal" style:language-complex="zxx" style:country-complex="none" style:font-weight-complex="normal"/>
    </style:style>
    <style:style style:name="T11" style:family="text">
      <style:text-properties style:text-line-through-style="none" fo:language="fr" fo:country="FR" fo:font-weight="normal" fo:background-color="#ff950e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style:text-line-through-style="none" fo:language="fr" fo:country="FR" fo:background-color="#ffff00" style:font-name-asian="Times New Roman1" style:language-asian="zxx" style:country-asian="none" style:font-name-complex="Times New Roman1" style:language-complex="zxx" style:country-complex="none"/>
    </style:style>
    <style:style style:name="T13" style:family="text">
      <style:text-properties style:text-line-through-style="none" fo:font-style="normal" fo:background-color="#99ff33" style:font-name-asian="Times New Roman1" style:font-style-asian="normal" style:font-name-complex="Times New Roman1" style:font-style-complex="normal"/>
    </style:style>
    <style:style style:name="T14" style:family="text">
      <style:text-properties style:text-line-through-style="none" style:text-position="super 58%" style:text-underline-style="none" fo:font-weight="bold" style:font-name-asian="Times New Roman1" style:font-weight-asian="bold" style:font-name-complex="Times New Roman1" style:font-weight-complex="bold"/>
    </style:style>
    <style:style style:name="T15" style:family="text">
      <style:text-properties style:text-line-through-style="none" style:text-position="super 58%" style:text-underline-style="none" fo:background-color="#66ff00"/>
    </style:style>
    <style:style style:name="T16" style:family="text">
      <style:text-properties style:text-line-through-style="none" style:text-position="0% 100%" style:text-underline-style="none" style:font-name-asian="Times New Roman1" style:font-name-complex="Times New Roman1"/>
    </style:style>
    <style:style style:name="T17" style:family="text">
      <style:text-properties style:text-line-through-style="none" fo:background-color="#99ff33"/>
    </style:style>
    <style:style style:name="T18" style:family="text">
      <style:text-properties style:text-line-through-style="none" fo:background-color="#99ff33" style:font-name-asian="Times New Roman1" style:font-name-complex="Times New Roman1"/>
    </style:style>
    <style:style style:name="T19" style:family="text">
      <style:text-properties style:text-line-through-style="none" fo:background-color="#ff950e"/>
    </style:style>
    <style:style style:name="T20" style:family="text">
      <style:text-properties style:text-line-through-style="none" fo:background-color="#ff950e" style:font-name-asian="Times New Roman1" style:font-name-complex="Times New Roman1"/>
    </style:style>
    <style:style style:name="T21" style:family="text">
      <style:text-properties style:text-line-through-style="none" fo:background-color="#ffff00"/>
    </style:style>
    <style:style style:name="T22" style:family="text">
      <style:text-properties style:text-line-through-style="none" fo:background-color="#ffff00" style:font-name-asian="Times New Roman1" style:font-name-complex="Times New Roman1"/>
    </style:style>
    <style:style style:name="T23" style:family="text">
      <style:text-properties style:text-line-through-style="none" fo:background-color="#66ff00" style:font-name-asian="Times New Roman1" style:font-name-complex="Times New Roman1"/>
    </style:style>
    <style:style style:name="T24" style:family="text">
      <style:text-properties style:text-line-through-style="none" fo:background-color="transparent"/>
    </style:style>
    <style:style style:name="T25" style:family="text">
      <style:text-properties style:text-line-through-style="none" fo:background-color="#ff420e"/>
    </style:style>
    <style:style style:name="T26" style:family="text">
      <style:text-properties style:text-line-through-style="none" fo:background-color="#ff9900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style:text-underline-style="none" fo:font-weight="normal" style:font-name-asian="Times New Roman1" style:font-weight-asian="normal" style:font-name-complex="Times New Roman1" style:font-weight-complex="normal"/>
    </style:style>
    <style:style style:name="T30" style:family="text">
      <style:text-properties style:text-underline-style="none" style:font-name-asian="Times New Roman1" style:font-name-complex="Times New Roman1"/>
    </style:style>
    <style:style style:name="T31" style:family="text">
      <style:text-properties style:text-underline-style="none" fo:background-color="transparent" style:font-name-asian="Times New Roman1" style:font-name-complex="Times New Roman1"/>
    </style:style>
    <style:style style:name="T32" style:family="text">
      <style:text-properties style:text-underline-style="none" fo:background-color="#66ff00" style:font-name-asian="Times New Roman1" style:font-name-complex="Times New Roman1"/>
    </style:style>
    <style:style style:name="T33" style:family="text">
      <style:text-properties style:text-underline-style="none" fo:background-color="#ff950e" style:font-name-asian="Times New Roman1" style:font-name-complex="Times New Roman1"/>
    </style:style>
    <style:style style:name="T34" style:family="text">
      <style:text-properties style:text-underline-style="none" fo:background-color="#ff420e" style:font-name-asian="Times New Roman1" style:font-name-complex="Times New Roman1"/>
    </style:style>
    <style:style style:name="T35" style:family="text">
      <style:text-properties style:use-window-font-color="true"/>
    </style:style>
    <style:style style:name="T36" style:family="text">
      <style:text-properties style:use-window-font-color="true" style:font-name="Times New Roman" fo:font-size="13pt" fo:font-style="normal" fo:background-color="#ffff00" style:font-size-asian="13pt" style:font-style-asian="normal" style:font-size-complex="13pt" style:font-style-complex="normal"/>
    </style:style>
    <style:style style:name="T37" style:family="text">
      <style:text-properties style:use-window-font-color="true" style:font-name="Times New Roman" fo:font-size="13pt" fo:font-style="normal" fo:background-color="transparent" style:font-size-asian="13pt" style:font-style-asian="normal" style:font-size-complex="13pt" style:font-style-complex="normal"/>
    </style:style>
    <style:style style:name="T38" style:family="text">
      <style:text-properties style:use-window-font-color="true" fo:font-size="13pt" style:font-size-asian="13pt" style:font-size-complex="13pt"/>
    </style:style>
    <style:style style:name="T39" style:family="text">
      <style:text-properties style:use-window-font-color="true" style:text-position="super 58%" fo:font-size="13pt" style:font-size-asian="13pt" style:font-size-complex="13pt"/>
    </style:style>
    <style:style style:name="T40" style:family="text">
      <style:text-properties style:use-window-font-color="true" style:font-name-asian="BookmanOldStyle" style:font-name-complex="BookmanOldStyle"/>
    </style:style>
    <style:style style:name="T41" style:family="text">
      <style:text-properties style:use-window-font-color="true" style:text-underline-style="none"/>
    </style:style>
    <style:style style:name="T42" style:family="text">
      <style:text-properties style:use-window-font-color="true" fo:font-size="12pt" fo:background-color="#ff420e" style:font-size-asian="12pt" style:font-size-complex="12pt"/>
    </style:style>
    <style:style style:name="T43" style:family="text">
      <style:text-properties style:use-window-font-color="true" fo:background-color="#99ff33"/>
    </style:style>
    <style:style style:name="T44" style:family="text">
      <style:text-properties fo:language="fr" fo:country="FR" fo:font-weight="normal" style:language-asian="zxx" style:country-asian="none" style:font-weight-asian="normal" style:language-complex="zxx" style:country-complex="none" style:font-weight-complex="normal"/>
    </style:style>
    <style:style style:name="T45" style:family="text">
      <style:text-properties fo:language="fr" fo:country="FR" fo:font-weight="normal" fo:background-color="#99ff33" style:language-asian="zxx" style:country-asian="none" style:font-weight-asian="normal" style:language-complex="zxx" style:country-complex="none" style:font-weight-complex="normal"/>
    </style:style>
    <style:style style:name="T46" style:family="text">
      <style:text-properties fo:language="fr" fo:country="FR" fo:background-color="#ffff00" style:language-asian="zxx" style:country-asian="none" style:language-complex="zxx" style:country-complex="none"/>
    </style:style>
    <style:style style:name="T47" style:family="text">
      <style:text-properties fo:language="fr" fo:country="FR" fo:background-color="transparent" style:language-asian="zxx" style:country-asian="none" style:language-complex="zxx" style:country-complex="none"/>
    </style:style>
    <style:style style:name="T48" style:family="text">
      <style:text-properties fo:language="fr" fo:country="FR" fo:background-color="#ff420e" style:language-asian="zxx" style:country-asian="none" style:language-complex="zxx" style:country-complex="none"/>
    </style:style>
    <style:style style:name="T4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0" style:family="text">
      <style:text-properties style:font-name-asian="Times New Roman1" style:font-name-complex="Times New Roman1"/>
    </style:style>
    <style:style style:name="T51" style:family="text">
      <style:text-properties style:font-name-asian="BookmanOldStyle,Italic" style:font-name-complex="BookmanOldStyle,Italic"/>
    </style:style>
    <style:style style:name="T52" style:family="text">
      <style:text-properties fo:background-color="transparent"/>
    </style:style>
    <style:style style:name="T53" style:family="text">
      <style:text-properties fo:background-color="transparent" style:font-name-asian="Times New Roman1" style:font-name-complex="Times New Roman1"/>
    </style:style>
    <style:style style:name="T54" style:family="text">
      <style:text-properties style:text-position="super 58%"/>
    </style:style>
    <style:style style:name="T55" style:family="text">
      <style:text-properties style:text-position="super 58%" fo:font-weight="bold" style:font-weight-asian="bold" style:font-weight-complex="bold"/>
    </style:style>
    <style:style style:name="T56" style:family="text">
      <style:text-properties style:text-position="super 58%" fo:background-color="#99ff33"/>
    </style:style>
    <style:style style:name="T57" style:family="text">
      <style:text-properties style:text-position="super 58%" fo:background-color="#ffff00"/>
    </style:style>
    <style:style style:name="T58" style:family="text">
      <style:text-properties style:text-position="super 58%" fo:background-color="#ffff00" style:font-name-asian="Times New Roman1" style:font-name-complex="Times New Roman1"/>
    </style:style>
    <style:style style:name="T59" style:family="text">
      <style:text-properties style:text-position="super 58%" style:text-underline-style="none" style:font-name-asian="Times New Roman1" style:font-name-complex="Times New Roman1"/>
    </style:style>
    <style:style style:name="T60" style:family="text">
      <style:text-properties style:text-position="super 58%" style:font-name-asian="Times New Roman1" style:font-name-complex="Times New Roman1"/>
    </style:style>
    <style:style style:name="T61" style:family="text">
      <style:text-properties fo:background-color="#ffff00"/>
    </style:style>
    <style:style style:name="T62" style:family="text">
      <style:text-properties fo:background-color="#ffff00" style:font-name-asian="Times New Roman1" style:font-name-complex="Times New Roman1"/>
    </style:style>
    <style:style style:name="T63" style:family="text">
      <style:text-properties fo:font-weight="normal" style:font-name-asian="Times New Roman1" style:font-weight-asian="normal" style:font-name-complex="Times New Roman1" style:font-weight-complex="normal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background-color="#99ff33"/>
    </style:style>
    <style:style style:name="T66" style:family="text">
      <style:text-properties fo:background-color="#99ff33" style:font-name-asian="Times New Roman1" style:font-name-complex="Times New Roman1"/>
    </style:style>
    <style:style style:name="T67" style:family="text">
      <style:text-properties fo:background-color="#ff950e"/>
    </style:style>
    <style:style style:name="T68" style:family="text">
      <style:text-properties fo:background-color="#ff950e" style:font-name-asian="Times New Roman1" style:font-name-complex="Times New Roman1"/>
    </style:style>
    <style:style style:name="T69" style:family="text">
      <style:text-properties fo:background-color="#66ff00"/>
    </style:style>
    <style:style style:name="T70" style:family="text">
      <style:text-properties fo:background-color="#66ff00" style:font-name-asian="Times New Roman1" style:font-name-complex="Times New Roman1"/>
    </style:style>
    <style:style style:name="T71" style:family="text">
      <style:text-properties fo:background-color="#ff420e"/>
    </style:style>
    <style:style style:name="T72" style:family="text">
      <style:text-properties fo:background-color="#ff420e" style:font-name-asian="Times New Roman1" style:font-name-complex="Times New Roman1"/>
    </style:style>
    <style:style style:name="T73" style:family="text">
      <style:text-properties style:text-position="0% 100%"/>
    </style:style>
    <style:style style:name="T74" style:family="text">
      <style:text-properties style:text-position="0% 100%" fo:background-color="#99ff33"/>
    </style:style>
    <style:style style:name="T75" style:family="text">
      <style:text-properties style:font-name-asian="BookmanOldStyle" style:font-name-complex="BookmanOldStyle"/>
    </style:style>
    <style:style style:name="T76" style:family="text">
      <style:text-properties fo:background-color="#83caff"/>
    </style:style>
    <style:style style:name="T77" style:family="text">
      <style:text-properties fo:color="#000000" fo:background-color="#ffff00"/>
    </style:style>
    <style:style style:name="T78" style:family="text">
      <style:text-properties fo:color="#000000" fo:background-color="#ffff00" style:font-name-asian="Times New Roman1" style:font-name-complex="Times New Roman1"/>
    </style:style>
    <style:style style:name="T79" style:family="text">
      <style:text-properties fo:color="#000000" style:font-name-asian="Times New Roman1" style:font-name-complex="Times New Roman1"/>
    </style:style>
    <style:style style:name="T80" style:family="text">
      <style:text-properties fo:color="#000000" style:text-underline-style="solid" style:text-underline-width="auto" style:text-underline-color="font-color" fo:font-weight="bold" fo:background-color="#ffffff" style:font-name-asian="Times New Roman1" style:font-weight-asian="bold" style:font-name-complex="Times New Roman1" style:font-weight-complex="bold"/>
    </style:style>
    <style:style style:name="T81" style:family="text">
      <style:text-properties fo:color="#000000" style:text-line-through-style="none" style:font-name="Times New Roman" fo:language="fr" fo:country="FR" fo:font-style="normal" fo:font-weight="normal" style:font-name-asian="Times New Roman1" style:language-asian="zxx" style:country-asian="none" style:font-weight-asian="normal" style:font-name-complex="Times New Roman1" style:language-complex="zxx" style:country-complex="none" style:font-weight-complex="normal"/>
    </style:style>
    <style:style style:name="T82" style:family="text">
      <style:text-properties fo:color="#000000" fo:background-color="#99ff33"/>
    </style:style>
    <style:style style:name="T83" style:family="text">
      <style:text-properties fo:font-size="12pt" style:font-size-asian="12pt" style:font-size-complex="12pt"/>
    </style:style>
    <style:style style:name="T84" style:family="text">
      <style:text-properties fo:font-size="12pt" fo:background-color="#ff420e" style:font-size-asian="12pt" style:font-size-complex="12pt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1.90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2.54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3.81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4.44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5.08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5.71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6.985cm" fo:margin-left="6.985cm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gOBJETS :</text:p>
      <text:p text:style-name="P14">Objets :<text:span text:style-name="T27"><text:tab/></text:span>type<text:span text:style-name="T27"><text:tab/></text:span>prix<text:span text:style-name="T27"><text:tab/>non-classé<text:tab/>Icône<text:tab/>Bonus<text:tab/>Note</text:span></text:p>
      <text:list xml:id="list8437246916368448336" text:style-name="L1">
        <text:list-item>
          <text:p text:style-name="P25">Bâton de feu <text:span text:style-name="Q"><text:span text:style-name="T79">de Taluntain</text:span></text:span><text:tab/>Bâton<text:tab/>3000<text:tab/><text:tab/>+1<text:span text:style-name="T52"> <text:tab/><text:tab/></text:span></text:p>
        </text:list-item>
        <text:list-item>
          <text:p text:style-name="P28">Canne de marche de Llawran<text:tab/>Bâton<text:tab/>3000<text:tab/><text:tab/>+1 </text:p>
        </text:list-item>
        <text:list-item>
          <text:p text:style-name="P30">Bâton de pierre +2<text:tab/>Bâton<text:tab/>7000<text:tab/><text:tab/>+2</text:p>
        </text:list-item>
        <text:list-item>
          <text:p text:style-name="P30">Bâton d'Hachitoza<text:tab/>Bâton<text:tab/>7500<text:tab/><text:tab/>+2<text:tab/><text:tab/></text:p>
        </text:list-item>
        <text:list-item>
          <text:p text:style-name="P30">Dague de Kaarlac<text:tab/>Dague<text:tab/>1500<text:tab/>Mage<text:tab/>0<text:tab/>icône à refaire en 64/32, voir script de Gwendo – couleur quand porté à changer</text:p>
        </text:list-item>
        <text:list-item>
          <text:p text:style-name="P30">Dague porte-bonheur de Moorin<text:tab/>Dague<text:tab/>4000<text:tab/><text:tab/>+2</text:p>
        </text:list-item>
        <text:list-item>
          <text:p text:style-name="P30">L’Étoile de Kahor*<text:tab/>Dague de jet<text:tab/>7000<text:tab/><text:tab/>+3<text:tab/>icône à refaire en 64/32, voir script de Gwendo – couleur quand porté à changer</text:p>
        </text:list-item>
        <text:list-item>
          <text:p text:style-name="P30">Sceptre du poing de fer<text:tab/>Masse<text:tab/>8500<text:tab/><text:tab/>+2</text:p>
        </text:list-item>
        <text:list-item>
          <text:p text:style-name="P30">L'étoile de Ganrish<text:tab/>Masse<text:tab/>10000<text:tab/><text:tab/>+3</text:p>
        </text:list-item>
        <text:list-item>
          <text:p text:style-name="P51"><text:span text:style-name="Q"><text:span text:style-name="T9">Torche de Lula-Ko<text:tab/>Gourdin<text:tab/>1200<text:tab/><text:tab/>+1</text:span></text:span><text:span text:style-name="T1"><text:tab/></text:span><text:span text:style-name="T21">Tester avec "Aide" sur EE</text:span></text:p>
        </text:list-item>
        <text:list-item>
          <text:p text:style-name="P30">Discordance<text:tab/>Cimeterre<text:tab/>10000<text:tab/>Barde<text:tab/>+2</text:p>
        </text:list-item>
        <text:list-item>
          <text:p text:style-name="P64"><text:span text:style-name="Q"><text:span text:style-name="T38">Rinogân </text:span></text:span><text:span text:style-name="Q"><text:span text:style-name="T39">EE</text:span></text:span><text:span text:style-name="Q"><text:span text:style-name="T38"><text:tab/>Ninja-To<text:tab/>9000<text:tab/>Moine<text:tab/>+3</text:span></text:span></text:p>
        </text:list-item>
        <text:list-item>
          <text:p text:style-name="P31"><text:span text:style-name="Q">Percegerbe<text:tab/>Épée longue<text:tab/>9000<text:tab/><text:tab/>+4</text:span></text:p>
        </text:list-item>
        <text:list-item>
          <text:p text:style-name="P31"><text:span text:style-name="Q"><text:span text:style-name="T77">Olobïnn</text:span></text:span><text:span text:style-name="Q"><text:span text:style-name="T61"><text:tab/>Épée longue<text:tab/>9000<text:tab/><text:tab/>+2</text:span></text:span></text:p>
        </text:list-item>
        <text:list-item>
          <text:p text:style-name="P30">Lame de dualité<text:tab/>Épée bâtarde<text:tab/>15000<text:tab/><text:tab/>+1 (+3)</text:p>
        </text:list-item>
        <text:list-item>
          <text:p text:style-name="P25">Bras du vent<text:tab/>Hache<text:tab/>7500<text:tab/><text:tab/>+3</text:p>
        </text:list-item>
        <text:list-item>
          <text:p text:style-name="P33">Contremage +4<text:tab/>Arc long<text:tab/>9000<text:tab/>Kit : Tueur de Magicien<text:tab/>+4</text:p>
        </text:list-item>
        <text:list-item>
          <text:p text:style-name="P26">Arc d'Alis<text:tab/>Arc long<text:tab/>3500<text:tab/><text:tab/>+2</text:p>
        </text:list-item>
        <text:list-item>
          <text:p text:style-name="P26">Arbalète à ressort<text:tab/>Arbalète lourde5500<text:tab/><text:tab/>0 (+2)<text:tab/><text:tab/><text:tab/>Icône de l'arbalète pas "lourde"</text:p>
        </text:list-item>
        <text:list-item>
          <text:p text:style-name="P64"><text:span text:style-name="Q"><text:span text:style-name="T38">Dent affamée de Kessek*<text:tab/>Fléchette<text:tab/>8000<text:tab/><text:tab/>+3</text:span></text:span></text:p>
        </text:list-item>
        <text:list-item>
          <text:p text:style-name="P33">Bille hasardeuse<text:tab/>Bille de fronde<text:tab/>7500<text:tab/><text:tab/>0 (+1)</text:p>
        </text:list-item>
        <text:list-item>
          <text:p text:style-name="P30"><text:span text:style-name="T74">Bouclier Toile*<text:tab/>Bouclier<text:tab/>1200</text:span><text:span text:style-name="T73"><text:tab/></text:span><text:tab/>+1<text:tab/></text:p>
        </text:list-item>
        <text:list-item>
          <text:p text:style-name="P30">Brise-Sorts<text:tab/>Bouclier<text:tab/>6500<text:tab/><text:tab/>+2(+4)<text:tab/><text:tab/><text:tab/><text:span text:style-name="T67">couleur quand porté à changer</text:span> </text:p>
        </text:list-item>
        <text:list-item>
          <text:p text:style-name="P33">Bouclier du dernier Gardien<text:tab/>Bouclier<text:tab/>7500<text:tab/>Paladin<text:tab/>+2<text:tab/><text:tab/><text:tab/><text:span text:style-name="T67">couleur quand porté à changer</text:span></text:p>
        </text:list-item>
        <text:list-item>
          <text:p text:style-name="P26">Manteau du mauvais joueur<text:tab/>Cuir<text:tab/>1500<text:tab/><text:tab/>0</text:p>
        </text:list-item>
        <text:list-item>
          <text:p text:style-name="P51">Maille sanguine +2<text:tab/>Mailles<text:tab/>15000<text:tab/>Kit : Barbare +2</text:p>
        </text:list-item>
        <text:list-item>
          <text:p text:style-name="P51"><text:span text:style-name="T21">Robe tachée de sang<text:tab/>Robe<text:tab/>10000<text:tab/>Moine</text:span><text:span text:style-name="T1"><text:tab/><text:tab/><text:tab/><text:tab/></text:span><text:span text:style-name="T19">couleur quand porté à changer</text:span><text:span text:style-name="T1"> – texte mauvais, tempos ne tue pas</text:span></text:p>
        </text:list-item>
        <text:list-item>
          <text:p text:style-name="P51">Robe de la fierté du dragon<text:tab/>Robe<text:tab/>20000<text:tab/><text:span text:style-name="T9">Mage </text:span>/ Barde<text:tab/><text:tab/><text:tab/><text:span text:style-name="T19">couleur quand porté à changer</text:span></text:p>
        </text:list-item>
        <text:list-item>
          <text:p text:style-name="P30">Robe du maître illusionniste<text:tab/>Robe<text:tab/>24000<text:tab/><text:span text:style-name="T50">Mage </text:span>/ Barde<text:tab/><text:tab/><text:tab/><text:span text:style-name="T67">couleur quand porté à changer Flou ne montre pas l'invisibilité</text:span></text:p>
        </text:list-item>
        <text:list-item>
          <text:p text:style-name="P70"><text:span text:style-name="Q"><text:span text:style-name="T78">Anneau de Danserêve</text:span></text:span><text:span text:style-name="Q"><text:span text:style-name="T62"> </text:span></text:span><text:span text:style-name="Q"><text:span text:style-name="T58">EE</text:span></text:span><text:span text:style-name="Q"><text:span text:style-name="T78"><text:tab/>Anneau<text:tab/>1500 <text:tab/>Kit : Maître-lames</text:span></text:span></text:p>
        </text:list-item>
        <text:list-item>
          <text:p text:style-name="P70"><text:span text:style-name="T62">Perle de gelée<text:tab/>Anneau<text:tab/>2500</text:span><text:tab/></text:p>
        </text:list-item>
        <text:list-item>
          <text:p text:style-name="P74"><text:span text:style-name="T50">Anneau des ombres</text:span><text:span text:style-name="Q"><text:span text:style-name="T50"> </text:span></text:span><text:span text:style-name="Q"><text:span text:style-name="T60">EE</text:span></text:span><text:span text:style-name="T50"><text:tab/>Anneau<text:tab/>5000</text:span><text:span text:style-name="T53"><text:tab/>Neutre/mauvais<text:tab/><text:tab/><text:tab/></text:span><text:span text:style-name="T68">A tester, le sort fait "replace créature", est ce que ça marche sur un mort ?</text:span></text:p>
        </text:list-item>
        <text:list-item>
          <text:p text:style-name="P74">Anneau de protection de l'Âne royal<text:tab/>Anneau<text:tab/>8500<text:span text:style-name="T52"><text:tab/><text:tab/><text:tab/> </text:span></text:p>
        </text:list-item>
        <text:list-item>
          <text:p text:style-name="P70"><text:span text:style-name="T65">Anneau d'argent de Cailatto </text:span><text:span text:style-name="T56">(EE)</text:span><text:span text:style-name="T65"><text:tab/>Anneau<text:tab/>10K/11K </text:span><text:span text:style-name="T66">Mage </text:span><text:span text:style-name="T65">/ Barde</text:span><text:tab/></text:p>
        </text:list-item>
        <text:list-item>
          <text:p text:style-name="P70"><text:span text:style-name="T61">Anneau d'Aeldïir<text:tab/>Anneau<text:tab/>12000<text:tab/></text:span><text:span text:style-name="T62">Mage </text:span><text:span text:style-name="T61">/ Barde</text:span></text:p>
        </text:list-item>
        <text:list-item>
          <text:p text:style-name="P74"><text:span text:style-name="T61">Anneau du Magelame<text:tab/>Anneau<text:tab/>12000<text:tab/></text:span><text:span text:style-name="T50">Mage multi </text:span><text:span text:style-name="T61">/ barde</text:span></text:p>
        </text:list-item>
        <text:list-item>
          <text:p text:style-name="P78">Anneau des merveilles<text:tab/>Anneau<text:tab/>12000<text:tab/>Druide</text:p>
        </text:list-item>
        <text:list-item>
          <text:p text:style-name="P70"><text:span text:style-name="T61">Anneau alchimique<text:tab/>Anneau<text:tab/>12000</text:span><text:tab/><text:tab/><text:tab/><text:tab/><text:tab/><text:span text:style-name="T67">vérifier patchage du fichier pxl2alh2</text:span></text:p>
        </text:list-item>
        <text:list-item>
          <text:p text:style-name="P79">Anneau de nombreux dieux<text:tab/>Anneau<text:tab/>15000<text:tab/>Prêtre<text:span text:style-name="T52"><text:tab/><text:tab/><text:tab/><text:tab/></text:span><text:span text:style-name="T61">Faveur divine en 1 ? Plus de serviteur ? Et je peux le faire, fait pour la pyramide</text:span></text:p>
        </text:list-item>
        <text:list-item>
          <text:p text:style-name="P71">Anneau de rétribution <text:span text:style-name="T54">EE</text:span><text:tab/>Anneau<text:tab/>15000</text:p>
        </text:list-item>
        <text:list-item>
          <text:p text:style-name="P75">Pendentif du loup<text:tab/>Amulette<text:tab/>11000</text:p>
        </text:list-item>
        <text:list-item>
          <text:p text:style-name="P29">Amulette de puissance sauvage<text:tab/>Amulette<text:tab/>4000<text:tab/>Rôdeur / Druide</text:p>
        </text:list-item>
        <text:list-item>
          <text:p text:style-name="P26">L'amie des ours<text:tab/>Amulette<text:tab/>6500<text:tab/>Druide/Clerc<text:tab/><text:tab/><text:tab/>Icône inversées par rapport aux autres amulettes</text:p>
        </text:list-item>
        <text:list-item>
          <text:p text:style-name="P37"><text:span text:style-name="T61">Contrepoisse</text:span><text:span text:style-name="Q"><text:span text:style-name="T61"> </text:span></text:span><text:span text:style-name="Q"><text:span text:style-name="T57">EE</text:span></text:span><text:span text:style-name="T61"><text:tab/>Amulette<text:tab/>9500<text:tab/></text:span><text:span text:style-name="T52"><text:tab/><text:tab/><text:tab/><text:tab/></text:span><text:span text:style-name="T61">Tester voir si ça lance les 2 sorts. Si non, lancer un sort perso qui combine les 2 sorts.</text:span></text:p>
        </text:list-item>
        <text:list-item>
          <text:p text:style-name="P51"><text:span text:style-name="T65">Pierre noire de la Mante<text:tab/>Amulette<text:tab/>11</text:span><text:span text:style-name="T65">000</text:span><text:span text:style-name="T65"><text:tab/>Kit : Assassin</text:span><text:tab/><text:tab/><text:tab/><text:tab/> </text:p>
        </text:list-item>
        <text:list-item>
          <text:p text:style-name="P51"><text:span text:style-name="T17">Collier de perles de prières d'</text:span><text:span text:style-name="T18">Ahu Taka<text:tab/>Amulette<text:tab/>13000<text:tab/>Prêtre</text:span><text:span text:style-name="T9"><text:tab/></text:span></text:p>
        </text:list-item>
        <text:list-item>
          <text:p text:style-name="P52">Peaux de Trolls<text:tab/>Cape<text:tab/>4000</text:p>
        </text:list-item>
        <text:list-item>
          <text:p text:style-name="P51"><text:span text:style-name="Q"><text:span text:style-name="T18">Cape d'invisibilité d'Ajamuut<text:tab/>Cape<text:tab/>6000</text:span></text:span></text:p>
        </text:list-item>
        <text:list-item>
          <text:p text:style-name="P51"><text:span text:style-name="Q"><text:span text:style-name="T18">Mangefoudre<text:tab/>Cape<text:tab/>7000</text:span></text:span><text:span text:style-name="Q"><text:span text:style-name="T9"><text:tab/><text:tab/><text:tab/><text:tab/><text:tab/></text:span></text:span></text:p>
        </text:list-item>
        <text:list-item>
          <text:p text:style-name="P28">Cape de la louve<text:tab/>Cape<text:tab/>8000<text:tab/>Rôdeur<text:tab/></text:p>
        </text:list-item>
        <text:list-item>
          <text:p text:style-name="P30"><text:span text:style-name="Q"><text:span text:style-name="T62">Cape du prévoyant<text:tab/>Cape<text:tab/>8000</text:span></text:span><text:span text:style-name="T61"><text:tab/></text:span><text:span text:style-name="T62">Mage </text:span><text:span text:style-name="T61">/ Barde / Clerc / Druide</text:span></text:p>
        </text:list-item>
        <text:list-item>
          <text:p text:style-name="P51"><text:span text:style-name="T61">Cape de sûreté Dweomérique<text:tab/>Cape<text:tab/>14000<text:tab/></text:span><text:tab/></text:p>
        </text:list-item>
        <text:list-item>
          <text:p text:style-name="P51"><text:soft-page-break/><text:span text:style-name="Q"><text:span text:style-name="T22">Cape de suprématie magique désastreuse<text:tab/>Cape<text:tab/>25000</text:span></text:span><text:span text:style-name="Q"><text:span text:style-name="T9"><text:tab/>Mage / Barde</text:span></text:span> <text:tab/><text:tab/><text:tab/><text:span text:style-name="T61">Tester si donne le bon nombre de sorts.</text:span></text:p>
        </text:list-item>
        <text:list-item>
          <text:p text:style-name="P52"><text:span text:style-name="T1">Chausses confortables de Pédipole<text:tab/>Chaussures<text:tab/>800</text:span><text:span text:style-name="T24"><text:tab/><text:tab/><text:tab/><text:tab/><text:tab/>voir s'il y a d'autres opcodes/sort contre lesquels doivent protéger. (sommeil peut-être trop)</text:span></text:p>
        </text:list-item>
        <text:list-item>
          <text:p text:style-name="P25">Bottes de sauvegarde<text:tab/>Chaussures<text:tab/>2500<text:span text:style-name="T52"><text:tab/><text:tab/><text:tab/><text:tab/><text:tab/></text:span>A tester : trop puissant ?</text:p>
        </text:list-item>
        <text:list-item>
          <text:p text:style-name="P65"><text:span text:style-name="Q"><text:span text:style-name="T35">Bottes de là / Pas là<text:tab/>Chaussures<text:tab/>3200<text:tab/><text:tab/><text:tab/><text:tab/><text:tab/></text:span></text:span></text:p>
        </text:list-item>
        <text:list-item>
          <text:p text:style-name="P30"><text:span text:style-name="T65">Toque d'érudition<text:tab/>Casque<text:tab/>1300</text:span><text:tab/><text:tab/><text:tab/><text:tab/><text:tab/><text:span text:style-name="T67">couleur quand porté à changer</text:span></text:p>
        </text:list-item>
        <text:list-item>
          <text:p text:style-name="P25">Pierre ionique rouge sang<text:tab/>Casque<text:tab/>7000</text:p>
        </text:list-item>
        <text:list-item>
          <text:p text:style-name="P28">Combustion <text:span text:style-name="T54">(EE)</text:span><text:tab/>Casque<text:tab/>7000/9000<text:span text:style-name="T52"><text:tab/><text:tab/><text:tab/><text:tab/><text:tab/></text:span></text:p>
        </text:list-item>
        <text:list-item>
          <text:p text:style-name="P30"><text:span text:style-name="T61">Gueule de dragon<text:tab/>Casque<text:tab/>9500<text:tab/></text:span><text:tab/><text:tab/><text:tab/> <text:tab/><text:span text:style-name="T67">couleur quand porté à changer Tester le cast de Fatalité</text:span></text:p>
        </text:list-item>
        <text:list-item>
          <text:p text:style-name="P51"><text:span text:style-name="T17">Pierre ionique runique<text:tab/>Casque<text:tab/>11000<text:tab/></text:span><text:span text:style-name="T18">Mage </text:span><text:span text:style-name="T17">/ Barde</text:span><text:span text:style-name="T1"><text:tab/><text:tab/><text:tab/></text:span><text:span text:style-name="T19">icône inversée dans EE ?</text:span></text:p>
        </text:list-item>
        <text:list-item>
          <text:p text:style-name="P25">Gants du Prêcheur<text:tab/>Gants<text:tab/>5000<text:tab/>Mage / Barde</text:p>
        </text:list-item>
        <text:list-item>
          <text:p text:style-name="P25">Le nid<text:tab/>Gants<text:tab/>7000</text:p>
        </text:list-item>
        <text:list-item>
          <text:p text:style-name="P28">Bandeaux de concentration*<text:tab/>Gants<text:tab/>7000<text:tab/>Kit : Kensaï</text:p>
        </text:list-item>
        <text:list-item>
          <text:p text:style-name="P29">Bracelets de double frappe<text:tab/>Gants<text:tab/>8000</text:p>
        </text:list-item>
        <text:list-item>
          <text:p text:style-name="P30"><text:span text:style-name="T61">Gantelets d'assassinat<text:tab/>Gants<text:tab/>8000<text:tab/>Voleur<text:tab/></text:span><text:tab/><text:tab/><text:tab/>icône , pas sur ? – icône à moitié reprise pour Miséricorde et Malveillance</text:p>
        </text:list-item>
        <text:list-item>
          <text:p text:style-name="P29">Ceinture de Strungbr<text:tab/>Ceinture<text:tab/>3000 <text:tab/>Kit : Berserker</text:p>
        </text:list-item>
        <text:list-item>
          <text:p text:style-name="P29">Ceinture Gardesort<text:tab/>Ceinture<text:tab/>5000</text:p>
        </text:list-item>
        <text:list-item>
          <text:p text:style-name="P29">Ceinture du dragonide<text:tab/>Ceinture<text:tab/>7500<text:span text:style-name="T52"><text:tab/><text:tab/><text:tab/><text:tab/><text:tab/></text:span></text:p>
        </text:list-item>
        <text:list-item>
          <text:p text:style-name="P28">Ceinture bouclier<text:tab/>Ceinture<text:tab/>8000</text:p>
        </text:list-item>
        <text:list-item>
          <text:p text:style-name="P52"><text:span text:style-name="T9">Ceinture du petit Gorille<text:tab/>Ceinture<text:tab/>13000<text:tab/>Halfelin</text:span><text:span text:style-name="T24"> </text:span></text:p>
        </text:list-item>
        <text:list-item>
          <text:p text:style-name="P28">Baguette sculptée<text:tab/>Baguette<text:tab/>9000</text:p>
        </text:list-item>
        <text:list-item>
          <text:p text:style-name="P30"><text:span text:style-name="Q"><text:span text:style-name="T66">Baguette de feu du cœur</text:span></text:span><text:span text:style-name="T65"><text:tab/>Baguette<text:tab/>10000<text:tab/></text:span><text:span text:style-name="T66">Mage </text:span><text:span text:style-name="T65">/ Barde / Clerc</text:span></text:p>
        </text:list-item>
        <text:list-item>
          <text:p text:style-name="P28">Protectrice de Pemby<text:tab/>Baguette<text:tab/>12000</text:p>
        </text:list-item>
        <text:list-item>
          <text:p text:style-name="P30"><text:span text:style-name="T65">Baguette à bulles</text:span><text:span text:style-name="T66"> de Cadob</text:span><text:span text:style-name="T65"><text:tab/>Baguette<text:tab/>20000<text:tab/></text:span><text:span text:style-name="T66">Mage </text:span><text:span text:style-name="T65">/ Barde</text:span></text:p>
        </text:list-item>
        <text:list-item>
          <text:p text:style-name="P30"><text:span text:style-name="T61">Lance-flammes de Belib<text:tab/>Baguette / jour<text:tab/>20000</text:span><text:tab/> </text:p>
        </text:list-item>
        <text:list-item>
          <text:p text:style-name="P28">Baguette sorcière : Gaière<text:tab/>Baguette / jour<text:tab/>22000</text:p>
        </text:list-item>
        <text:list-item>
          <text:p text:style-name="P25"><text:span text:style-name="T50">Sceptre de Convocation inconv. de Nustill</text:span><text:tab/>Baguette / jour<text:tab/>35000</text:p>
        </text:list-item>
        <text:list-item>
          <text:p text:style-name="P30">Flûte de Gil le Haricot<text:tab/>Objet à charges<text:tab/>5000<text:tab/>Barde<text:tab/><text:tab/><text:tab/><text:span text:style-name="T61">Tester la zone, icône décalée</text:span></text:p>
        </text:list-item>
        <text:list-item>
          <text:p text:style-name="P30"><text:span text:style-name="T65">L’œil de Kazgaroth<text:tab/>Objet à charge<text:tab/>8000<text:tab/></text:span><text:span text:style-name="T66">Mage </text:span><text:span text:style-name="T65">/ Barde / Clerc</text:span><text:tab/><text:tab/><text:tab/><text:span text:style-name="T67">icône à refaire en 64/32, voir script de Gwendo</text:span></text:p>
        </text:list-item>
        <text:list-item>
          <text:p text:style-name="P30"><text:span text:style-name="T65">Orbe de révélation<text:tab/>Objet par jour<text:tab/>1500</text:span><text:tab/><text:tab/><text:tab/><text:tab/><text:tab/><text:span text:style-name="T67">icône à refaire en 64/32, voir script de Gwendo</text:span></text:p>
        </text:list-item>
        <text:list-item>
          <text:p text:style-name="P30"><text:span text:style-name="T65">Purificateur nain<text:tab/>Objet par jour<text:tab/>2300</text:span><text:tab/><text:tab/><text:tab/><text:tab/><text:tab/>icône unique, pas sur IWDEE</text:p>
        </text:list-item>
        <text:list-item>
          <text:p text:style-name="P62"><text:span text:style-name="Q"><text:span text:style-name="T13">Corne à boire de Raison perdue<text:tab/>Objet par jour<text:tab/>6000</text:span></text:span></text:p>
        </text:list-item>
        <text:list-item>
          <text:p text:style-name="P70">La Chandelle du montre<text:tab/>Objet par jour<text:tab/>12000<text:tab/><text:tab/><text:tab/>I<text:span text:style-name="T61">cône décalée</text:span></text:p>
        </text:list-item>
        <text:list-item>
          <text:p text:style-name="P80"><text:span text:style-name="T65">Miracle de Delnar<text:tab/>Objet par jour<text:tab/>32000<text:tab/>Haute sagesse ^^</text:span><text:span text:style-name="T52"><text:tab/><text:tab/></text:span></text:p>
        </text:list-item>
        <text:list-item>
          <text:p text:style-name="P70"><text:span text:style-name="T62">Cube sorcier <text:tab/>Objet par jour<text:tab/>40000<text:tab/>Mage / Barde / Clerc</text:span><text:tab/></text:p>
        </text:list-item>
        <text:list-item>
          <text:p text:style-name="P71">Discombullateur merveilleux<text:tab/>Objet par jour<text:tab/>80000</text:p>
        </text:list-item>
        <text:list-item>
          <text:p text:style-name="P89"><text:span text:style-name="Q"><text:span text:style-name="T43">Contrat de Karpak Libed<text:tab/>Objet x1<text:tab/>28000<text:tab/></text:span></text:span></text:p>
        </text:list-item>
        <text:list-item>
          <text:p text:style-name="P72"><text:span text:style-name="Q">Coffre chercheur<text:tab/>Objet x1<text:tab/>70000<text:tab/></text:span></text:p>
        </text:list-item>
        <text:list-item>
          <text:p text:style-name="P72"><text:span text:style-name="Q"><text:span text:style-name="T82">Journal en piteux état<text:tab/>Tome<text:tab/>2500<text:tab/>Kit : Inquisiteur<text:tab/><text:tab/><text:tab/></text:span></text:span></text:p>
        </text:list-item>
        <text:list-item>
          <text:p text:style-name="P84">Traité sur le contrôle de l'entropie<text:tab/>Tome<text:tab/>7000<text:tab/>Kit : Entropiste (EE <text:span text:style-name="T9">Mage </text:span><text:span text:style-name="T1">/ Barde / Clerc)</text:span></text:p>
        </text:list-item>
        <text:list-item>
          <text:p text:style-name="P89"><text:span text:style-name="Q"><text:span text:style-name="T61">Le Chymaridumirium<text:tab/>Tome<text:tab/>7000<text:tab/>Druide</text:span></text:span></text:p>
        </text:list-item>
        <text:list-item>
          <text:p text:style-name="P88"><text:span text:style-name="Q"><text:span text:style-name="T12">Leçons de Maître Ishabü</text:span></text:span><text:span text:style-name="T46"><text:tab/>Tome<text:tab/>9000</text:span><text:span text:style-name="T47"><text:tab/><text:tab/><text:tab/><text:tab/><text:tab/></text:span><text:span text:style-name="T48">A tester sous EE</text:span><text:span text:style-name="T47"><text:tab/> </text:span></text:p>
        </text:list-item>
        <text:list-item>
          <text:p text:style-name="P30"><text:span text:style-name="T67">Tome du chaos<text:tab/>Tome<text:tab/>22000<text:tab/></text:span><text:tab/> <text:tab/><text:tab/><text:tab/>à Refaire, à corriger<text:span text:style-name="Q"><text:span text:style-name="T50"><text:tab/><text:tab/><text:tab/></text:span></text:span></text:p>
        </text:list-item>
        <text:list-item>
          <text:p text:style-name="P63"><text:span text:style-name="T45">Catalyseur du marteau Johrünbrumd<text:tab/>Recette<text:tab/>1500<text:tab/></text:span><text:span text:style-name="T44"><text:tab/><text:tab/><text:tab/><text:tab/></text:span><text:span text:style-name="T11">icône à refaire en 64/32, voir script de Gwendo</text:span><text:span text:style-name="T10"><text:tab/><text:tab/><text:tab/><text:tab/><text:tab/> </text:span></text:p>
        </text:list-item>
      </text:list>
      <text:p text:style-name="P22"/>
      <text:p text:style-name="P21"/>
      <text:p text:style-name="P21"><text:span text:style-name="T49">SORTS : </text:span><text:tab/></text:p>
      <text:p text:style-name="P23">Nom<text:tab/>Niveau<text:tab/>Bit<text:tab/>Ecole<text:tab/>cible<text:tab/>prix<text:tab/>genre<text:tab/>Commentaires</text:p>
      <text:list xml:id="list1982122263121007072" text:style-name="L2">
        <text:list-item>
          <text:p text:style-name="P53"><text:span text:style-name="T6">Bouclier contre les sorts</text:span><text:span text:style-name="T15"> (protec)</text:span><text:span text:style-name="T69"><text:tab/>1<text:tab/>1 BIT5<text:tab/>Abjuration<text:tab/> <text:tab/>100<text:tab/>Boost</text:span><text:span text:style-name="T52"><text:tab/>Animation OK :)<text:tab/></text:span><text:span text:style-name="T68">Patchage de protection modifié, vérifier après install</text:span></text:p>
        </text:list-item>
        <text:list-item>
          <text:p text:style-name="P54"><text:span text:style-name="T70">Explosion de feu<text:tab/>1<text:tab/></text:span><text:span text:style-name="T23">1 BIT1<text:tab/>Évocation<text:tab/><text:tab/>100<text:tab/>Dégâts autour</text:span><text:span text:style-name="T9"><text:tab/>Animation OK :)</text:span></text:p>
        </text:list-item>
        <text:list-item>
          <text:p text:style-name="P57">Particules magiques de Déorie <text:span text:style-name="T54">EE</text:span><text:tab/>1<text:span text:style-name="T1"><text:tab/>1 BIT1<text:tab/>Invocation<text:tab/> <text:tab/>100<text:tab/>Boost</text:span><text:span text:style-name="T24"><text:tab/>Animation OK :)<text:tab/></text:span><text:span text:style-name="T25">Animation vue vraiment moche quand réutilisé pour kit.</text:span></text:p>
        </text:list-item>
        <text:list-item>
          <text:p text:style-name="P54"><text:span text:style-name="T69">Précision<text:tab/>2<text:tab/>2 BIT7<text:tab/>Divination<text:tab/><text:tab/>200<text:tab/>Boost</text:span><text:tab/>Mini icône de called shot<text:span text:style-name="T50"><text:tab/>ok, </text:span><text:span text:style-name="T72">même animation que </text:span><text:span text:style-name="T7">vision instinctive</text:span><text:span text:style-name="T1"><text:tab/></text:span></text:p>
        </text:list-item>
        <text:list-item>
          <text:p text:style-name="P40"><text:span text:style-name="T69">Pulsation de flammes<text:tab/>2<text:tab/>1 BIT1<text:tab/>Évocation<text:tab/> <text:tab/>200<text:tab/>Dégâts sur le temps</text:span><text:tab/>Animation OK :)<text:span text:style-name="T50"><text:tab/></text:span></text:p>
        </text:list-item>
        <text:list-item>
          <text:p text:style-name="P56"><text:span text:style-name="T50">Frappe du serpent<text:tab/></text:span><text:span text:style-name="T1">2<text:tab/>2 BIT6<text:tab/>Altération<text:tab/> </text:span><text:span text:style-name="T2">cible</text:span><text:span text:style-name="T1"><text:tab/>200<text:tab/>Boost<text:tab/></text:span><text:span text:style-name="T26">Mini icône de assassinat, ça colle pas.</text:span></text:p>
        </text:list-item>
        <text:list-item>
          <text:p text:style-name="P54"><text:span text:style-name="T70">Bâton de puissance<text:tab/>2<text:tab/></text:span><text:span text:style-name="T70">1 BIT1<text:tab/>Évocation<text:tab/> <text:tab/>200<text:tab/>Arme magique</text:span><text:span text:style-name="T50"><text:tab/>Animation OK :)</text:span></text:p>
        </text:list-item>
        <text:list-item>
          <text:p text:style-name="P44"><text:soft-page-break/><text:span text:style-name="T69">Hexalames<text:tab/>2<text:tab/></text:span><text:span text:style-name="T32">1 BIT1<text:tab/>Évocation<text:tab/>cible<text:tab/>200<text:tab/>Dégâts sur cible</text:span><text:span text:style-name="T31"><text:tab/>Animation OK :)</text:span></text:p>
        </text:list-item>
        <text:list-item>
          <text:p text:style-name="P95">Vision instinctive d'Achitoza<text:tab/>3<text:tab/>2 BIT7<text:tab/>Divination<text:tab/> <text:tab/>300<text:tab/>Boost<text:tab/>mini icône OK <text:span text:style-name="T71">même animation que précision<text:tab/></text:span></text:p>
        </text:list-item>
        <text:list-item>
          <text:p text:style-name="P100">Prouesse guerrière<text:tab/>3 <text:tab/>2 BIT7<text:tab/>Divination<text:tab/> <text:tab/>300<text:tab/>Spécial<text:tab/></text:p>
        </text:list-item>
        <text:list-item>
          <text:p text:style-name="P54"><text:span text:style-name="T3">Griffes du malheur<text:tab/>3<text:tab/></text:span><text:span text:style-name="T3">1 BIT2<text:tab/>Nécromancie<text:tab/>cible<text:tab/>300<text:tab/></text:span><text:span text:style-name="T3">Downgrade</text:span><text:span text:style-name="T3"><text:tab/>Animation OK :)</text:span></text:p>
        </text:list-item>
        <text:list-item>
          <text:p text:style-name="P54">Coups mortels de Tenser<text:tab/>3<text:span text:style-name="T1"> </text:span><text:tab/>2 BIT6<text:tab/>Altération<text:tab/> <text:tab/>300<text:tab/><text:span text:style-name="T1">Boost</text:span><text:tab/><text:span text:style-name="T3">Animation OK :) mini icône OK</text:span></text:p>
        </text:list-item>
        <text:list-item>
          <text:p text:style-name="P56">Force incommensurable de Bigdip<text:tab/>3<text:tab/>2 BIT6<text:tab/>Altération<text:tab/>cible<text:tab/>300<text:tab/><text:span text:style-name="T1">Boost</text:span><text:tab/><text:span text:style-name="T2">Animation OK :) mini icône OK</text:span><text:tab/><text:tab/></text:p>
        </text:list-item>
        <text:list-item>
          <text:p text:style-name="P85"><text:span text:style-name="T50">Arme chargée<text:tab/>3<text:tab/></text:span><text:span text:style-name="T50">1 BIT3</text:span><text:span text:style-name="T9"><text:tab/>Enchantement</text:span><text:span text:style-name="T50"><text:tab/>cible<text:tab/>300<text:tab/></text:span><text:span text:style-name="T9">Boost</text:span><text:span text:style-name="T50"><text:tab/></text:span><text:span text:style-name="T3">Animation 2x OK :)</text:span></text:p>
        </text:list-item>
        <text:list-item>
          <text:p text:style-name="P67"><text:span text:style-name="T30">Conv de Poulets mutants de l'Espace<text:tab/>3<text:tab/></text:span><text:span text:style-name="T41">1 BIT0<text:tab/>Convocation<text:tab/>zone<text:tab/>300<text:tab/>Convocation de groupe</text:span></text:p>
        </text:list-item>
        <text:list-item>
          <text:p text:style-name="P55"><text:span text:style-name="T3">Note résonnante</text:span><text:span text:style-name="T3"> </text:span><text:span text:style-name="T14">#</text:span><text:span text:style-name="T3"><text:tab/>3</text:span><text:span text:style-name="T3"> pas raj</text:span><text:span text:style-name="T3"><text:tab/>1 BIT1</text:span><text:span text:style-name="T3"><text:tab/>Évocation<text:tab/><text:tab/>300<text:tab/>Dégâts sur zone<text:tab/>Animation OK :)</text:span></text:p>
        </text:list-item>
        <text:list-item>
          <text:p text:style-name="P55"><text:span text:style-name="T3">Crane hurlant du Pandémonium<text:tab/>3<text:tab/></text:span><text:span text:style-name="T3">1 BIT1<text:tab/>Évocation<text:tab/>cible<text:tab/>300<text:tab/>Downgrade<text:tab/>Animation OK :) </text:span><text:span text:style-name="T8">son ajouté, tester. Sinon ajouter dans le sort.</text:span></text:p>
        </text:list-item>
        <text:list-item>
          <text:p text:style-name="P41">Aura merveilleuse de Déorie<text:tab/>3<text:tab/>2 BIT6<text:tab/>Altération<text:tab/> <text:tab/>300<text:tab/>Boost<text:tab/>Animation OK :)</text:p>
        </text:list-item>
        <text:list-item>
          <text:p text:style-name="P45">Fléau des fiélons<text:tab/>3<text:tab/><text:span text:style-name="T27">1 BIT1<text:tab/>Évocation<text:tab/>cible<text:tab/>300<text:tab/>Dégâts + downgrade</text:span></text:p>
        </text:list-item>
        <text:list-item>
          <text:p text:style-name="P95">Vol de sortilège<text:tab/>3<text:tab/>1 BIT3<text:tab/>Enchantement<text:tab/>cible<text:tab/>300<text:tab/>Downgrade/Boost<text:tab/><text:span text:style-name="T67">Manque animation tourbillonnante. Parchemin testé installer avec portée 0, vérifier.</text:span></text:p>
        </text:list-item>
        <text:list-item>
          <text:p text:style-name="P97">Mot de pouvoir : Arrêt<text:tab/>3<text:tab/>1 BIT0<text:tab/>Conjuration<text:tab/>cible<text:tab/>300<text:tab/>Spécial</text:p>
        </text:list-item>
        <text:list-item>
          <text:p text:style-name="P98">Un pas dans l'ombre<text:tab/>3<text:tab/>1 BIT4<text:tab/>Illusion<text:tab/> <text:tab/>500<text:tab/>Protection<text:span text:style-name="T52"><text:tab/></text:span><text:span text:style-name="T67">Gros patchage, voir après install, tester à fond</text:span></text:p>
        </text:list-item>
        <text:list-item>
          <text:p text:style-name="P40"><text:span text:style-name="T30">Forme d’araignée<text:tab/>4<text:tab/>2 BIT6<text:tab/>Altération<text:tab/> <text:tab/>500<text:tab/>Métamorphose<text:tab/></text:span><text:span text:style-name="T34">revérifier après install, </text:span><text:span text:style-name="T33">Recolorer les icônes en fonction des araignées</text:span></text:p>
        </text:list-item>
        <text:list-item>
          <text:p text:style-name="P40">Création d'arc fantôme<text:tab/>4<text:tab/>1 BIT1<text:tab/>Évocation<text:tab/> <text:tab/>500<text:tab/>Arme magique<text:tab/><text:span text:style-name="T50">Animation OK :) couleur de l'arc ivoire devrait être bleu ciel</text:span><text:span text:style-name="T50"><text:tab/></text:span></text:p>
        </text:list-item>
        <text:list-item>
          <text:p text:style-name="P54"><text:span text:style-name="T50">Contact de la Nature<text:tab/>4<text:tab/></text:span><text:span text:style-name="T3">1 BIT1<text:tab/>Évocation<text:tab/><text:tab/>500<text:tab/>Spécial<text:tab/>Animation OK :)</text:span></text:p>
        </text:list-item>
        <text:list-item>
          <text:p text:style-name="P54"><text:span text:style-name="T16">Squelette frénétique</text:span><text:span text:style-name="T3"><text:tab/>4<text:tab/>1 BIT2<text:tab/>Nécromancie<text:tab/>cible<text:tab/>500<text:tab/>Boost<text:tab/>Animation OK :)</text:span></text:p>
        </text:list-item>
        <text:list-item>
          <text:p text:style-name="P59"><text:span text:style-name="T9">Nova de poison<text:tab/>4<text:tab/></text:span><text:span text:style-name="T3">1 BIT1<text:tab/>Évocation<text:tab/>zone<text:tab/>500<text:tab/></text:span><text:span text:style-name="T3">Dégâts sur zone<text:tab/>Animation OK :)</text:span></text:p>
        </text:list-item>
        <text:list-item>
          <text:p text:style-name="P40">Image réfléchie majeure<text:tab/>4<text:tab/>1 BIT4<text:tab/>Illusion<text:tab/> <text:tab/>500<text:tab/>Protection<text:tab/><text:span text:style-name="T50">des fois, l'i</text:span><text:span text:style-name="T30">mage disparaît moins d'une seconde, c'est imparfait</text:span></text:p>
        </text:list-item>
        <text:list-item>
          <text:p text:style-name="P55"><text:span text:style-name="T50">Rupture fantastique de Bakanëo *<text:tab/>4 pas raj<text:tab/>--------</text:span><text:span text:style-name="T50"><text:tab/></text:span><text:span text:style-name="T50">Conjuration<text:tab/> <text:tab/>500<text:tab/>Spécial<text:tab/></text:span><text:span text:style-name="T9">Animation OK :)</text:span></text:p>
        </text:list-item>
        <text:list-item>
          <text:p text:style-name="P55"><text:span text:style-name="T50">Assassin imaginaire<text:tab/></text:span><text:span text:style-name="T9">4<text:tab/>1 BIT4<text:tab/>Illusion<text:tab/>cible <text:tab/>500<text:tab/>Tueur<text:tab/>Animation OK :) existe dans au moins un autre module</text:span></text:p>
        </text:list-item>
        <text:list-item>
          <text:p text:style-name="P100">Poing rageur de<text:span text:style-name="T27"> de Keleg-Ze<text:tab/>4<text:tab/>1 BIT1<text:tab/>Évocation<text:tab/><text:tab/>500<text:tab/></text:span><text:span text:style-name="T27">Boost</text:span><text:span text:style-name="T27"><text:tab/>Animation OK :)</text:span></text:p>
        </text:list-item>
        <text:list-item>
          <text:p text:style-name="P43">Bouclier des fées<text:tab/>4<text:tab/>1 BIT5<text:tab/>Abjuration<text:tab/> <text:tab/>500<text:tab/>Protection<text:tab/></text:p>
        </text:list-item>
        <text:list-item>
          <text:p text:style-name="P102">Vents protecteurs<text:tab/>4<text:tab/>1 BIT1<text:tab/>Évocation<text:tab/> <text:tab/>500<text:tab/>Protection<text:tab/>Animation x2 OK :)<text:span text:style-name="T67"> gros patchage, vérifier après installation</text:span></text:p>
        </text:list-item>
        <text:list-item>
          <text:p text:style-name="P54"><text:span text:style-name="T50">Électronullification </text:span><text:span text:style-name="T60">EE</text:span><text:tab/>4<text:tab/>1 BIT5<text:tab/>Abjuration<text:tab/>zone<text:tab/>500<text:tab/><text:span text:style-name="T9">Downgrade</text:span><text:tab/><text:span text:style-name="T9">Animation OK :) </text:span><text:span text:style-name="T20">patchage modifié, vérifier près install</text:span></text:p>
        </text:list-item>
        <text:list-item>
          <text:p text:style-name="P40"><text:span text:style-name="T50">Conflagration électrique<text:tab/>4<text:tab/>1 BIT1<text:tab/>Évocation<text:tab/>zone<text:tab/>500<text:tab/>Dégâts de zone<text:tab/></text:span><text:span text:style-name="T30">Animation OK :)</text:span></text:p>
        </text:list-item>
        <text:list-item>
          <text:p text:style-name="P46"><text:span text:style-name="T30">Sol mouvant<text:tab/>4<text:tab/>1 BIT4<text:tab/>Illusion<text:tab/> <text:tab/>500<text:tab/>Downgrade</text:span><text:span text:style-name="T30"><text:tab/></text:span></text:p>
        </text:list-item>
        <text:list-item>
          <text:p text:style-name="P99">Chute de sable<text:tab/>4<text:tab/>1 BIT0<text:tab/>Conjuration<text:tab/>cible<text:tab/>500<text:tab/>Dégâts + downgrade</text:p>
        </text:list-item>
        <text:list-item>
          <text:p text:style-name="P40"><text:span text:style-name="T30">Décharge statique<text:tab/>4<text:tab/>1 BIT1<text:tab/>Évocation<text:tab/>cible<text:tab/>500<text:tab/>Dégâts sur cible</text:span><text:tab/>Animation OK :) <text:span text:style-name="T67">test : jds raté : inflige les dégâts triplé + les 3 dégâts d'explosion</text:span><text:span text:style-name="T61"> (corrigé, tester)</text:span></text:p>
        </text:list-item>
        <text:list-item>
          <text:p text:style-name="P91">Missiles explosifs<text:tab/>5<text:tab/>1 BIT3<text:tab/>Enchantement<text:tab/>cible<text:tab/>1000<text:tab/>Boost<text:tab/>Animation 2x OK :)</text:p>
        </text:list-item>
        <text:list-item>
          <text:p text:style-name="P58">Corruption mnémonique<text:tab/>5 <text:tab/>1 BIT3<text:tab/>Enchantement<text:tab/>cible<text:tab/>1000<text:tab/>Dégâts sur cible<text:span text:style-name="T9"> </text:span><text:tab/><text:span text:style-name="T9">Animation OK :)</text:span></text:p>
        </text:list-item>
        <text:list-item>
          <text:p text:style-name="P40"><text:span text:style-name="T69">Lames dansantes<text:tab/>5<text:tab/>1 BIT1<text:tab/>Évocation<text:tab/> <text:tab/>1000<text:tab/>Convocation de groupe<text:tab/></text:span><text:span text:style-name="T32">Animation 2x OK :)</text:span></text:p>
        </text:list-item>
        <text:list-item>
          <text:p text:style-name="P40">Canon magique<text:tab/>5<text:tab/><text:span text:style-name="T50">2 BIT6<text:tab/>Altération<text:tab/> <text:tab/>1000<text:tab/>Arme magique<text:tab/>Animation : projo ok, icône de l'arme même que sort lvl 9, devrait être jaune.</text:span></text:p>
        </text:list-item>
        <text:list-item>
          <text:p text:style-name="P99">Mot de pouvoir : Résonance<text:span text:style-name="T73"> </text:span><text:span text:style-name="T55">#</text:span><text:tab/>5<text:tab/>1 BIT0<text:tab/>Conjuration<text:tab/>cible<text:tab/>1000<text:tab/>Dégâts + tueur</text:p>
        </text:list-item>
        <text:list-item>
          <text:p text:style-name="P99">Fabuleuse Boule de feu de Mazaron<text:tab/>5<text:tab/>1 BIT1<text:tab/>Évocation<text:tab/>zone<text:tab/>1000<text:tab/>Dégâts de zone<text:span text:style-name="T52"><text:tab/>Certaines icônes moches, </text:span><text:span text:style-name="T67">tester "animée"</text:span></text:p>
        </text:list-item>
        <text:list-item>
          <text:p text:style-name="P43">Précognition<text:tab/>5<text:tab/>2 BIT7<text:tab/>Divination<text:tab/><text:tab/>1000<text:tab/>Protection<text:tab/>Animation OK :) <text:span text:style-name="T67">glow du début vert, devrait être blanc.</text:span></text:p>
        </text:list-item>
        <text:list-item>
          <text:p text:style-name="P86">Coup de chance<text:tab/>5<text:tab/>1 BIT3<text:tab/>Enchantement<text:tab/>cible<text:tab/>1000<text:tab/><text:span text:style-name="T1">Boost</text:span><text:tab/><text:span text:style-name="T1">icône chance, ok, </text:span><text:span text:style-name="T21">animation rajoutée, tester après réinstallation</text:span></text:p>
        </text:list-item>
        <text:list-item>
          <text:p text:style-name="P34">Hurlement de fantôme<text:span text:style-name="T73"> </text:span><text:span text:style-name="T55">#</text:span><text:tab/>5 pas raj<text:tab/>1 BIT2<text:tab/>Nécromancie<text:tab/>zone<text:tab/>1000<text:tab/>Downgrade<text:tab/>Animation à tester après install<text:span text:style-name="T61"> (idée : rajouter bam de hurlement de PST)</text:span></text:p>
        </text:list-item>
        <text:list-item>
          <text:p text:style-name="P96">Magie assurée<text:tab/>5<text:tab/>1 BIT5<text:tab/>Abjuration<text:tab/><text:tab/>1000<text:tab/>Protection<text:tab/>Animation OK :)</text:p>
        </text:list-item>
        <text:list-item>
          <text:p text:style-name="P27">Souffle caustique<text:tab/>5<text:tab/>1 BIT1<text:tab/>Évocation<text:tab/><text:tab/>1000<text:tab/>Dégâts de zone répétés<text:tab/>A tester après install</text:p>
        </text:list-item>
        <text:list-item>
          <text:p text:style-name="P103"><text:span text:style-name="T30">Accélérateur de Lubath<text:tab/>5<text:tab/>2 BIT6<text:tab/>Altération<text:tab/>cible<text:tab/>1000<text:tab/>Boost<text:tab/>Animation ? </text:span><text:span text:style-name="T33"><text:s/>gros patchage, vérifier après installation</text:span></text:p>
        </text:list-item>
        <text:list-item>
          <text:p text:style-name="P103"><text:span text:style-name="T30">Ponction<text:tab/>5 <text:tab/>1 BIT2<text:tab/>Nécromancie<text:tab/>zone<text:tab/>1000<text:tab/>Dégâts + soin</text:span></text:p>
        </text:list-item>
        <text:list-item>
          <text:p text:style-name="P103"><text:span text:style-name="T30">Chant dweomérique </text:span><text:span text:style-name="T59">EE</text:span><text:span text:style-name="T30"><text:tab/>5<text:tab/>2 BIT6<text:tab/>Altération<text:tab/>cible<text:tab/>1000<text:tab/>Boost</text:span></text:p>
        </text:list-item>
        <text:list-item>
          <text:p text:style-name="P103"><text:span text:style-name="T30">Vulnérabilité aux armes </text:span><text:span text:style-name="T59">EE</text:span><text:span text:style-name="T30"><text:tab/>6<text:tab/>1 BIT5<text:tab/>Abjuration<text:tab/><text:tab/>2000<text:tab/>Downgrade<text:tab/></text:span><text:span text:style-name="T33">Pas sur du projectile, tester</text:span><text:span text:style-name="T31"><text:tab/><text:tab/><text:tab/></text:span></text:p>
        </text:list-item>
        <text:list-item>
          <text:p text:style-name="P34">Conversion magique d'Alabastine<text:tab/>6<text:tab/>2 BIT6<text:tab/>Altération<text:tab/><text:tab/>2000<text:tab/>Spécial<text:tab/>Animation OK :)</text:p>
        </text:list-item>
        <text:list-item>
          <text:p text:style-name="P54"><text:span text:style-name="T50">Fureur combative</text:span><text:tab/>6<text:tab/>2 BIT6<text:tab/>Altération<text:tab/>zone<text:tab/>2000<text:tab/>Boost de groupe<text:span text:style-name="T9"><text:tab/>Animation OK :) </text:span><text:span text:style-name="T20">icône trop bleue</text:span></text:p>
        </text:list-item>
        <text:list-item>
          <text:p text:style-name="P54">Porte vers l'Interplan *<text:tab/>6<text:span text:style-name="T50"> pas raj</text:span><text:tab/>2 BIT6<text:tab/>Altération<text:tab/><text:tab/>2000<text:tab/><text:span text:style-name="T9">Autre</text:span></text:p>
        </text:list-item>
        <text:list-item>
          <text:p text:style-name="P34">Scion de la Flamme <text:span text:style-name="T54">EE</text:span><text:tab/>6<text:tab/>2 BIT6<text:tab/>Altération<text:tab/><text:tab/>2000<text:tab/>Boost<text:tab/>Animation OK :) <text:span text:style-name="T67">Icône </text:span><text:span text:style-name="T67">blanche devrait être bleue </text:span></text:p>
        </text:list-item>
        <text:list-item>
          <text:p text:style-name="P40"><text:span text:style-name="T30">Sang bouillonnant<text:tab/>6<text:tab/>1 BIT2<text:tab/>Nécromancie<text:tab/>cible<text:tab/>2000<text:tab/>Dégâts sur la durée<text:tab/>Animation OK :) </text:span><text:span text:style-name="T33">Gros patchage de protection contre lui même, vérifier après installation</text:span></text:p>
        </text:list-item>
        <text:list-item>
          <text:p text:style-name="P101"><text:span text:style-name="T50">Mémorisation selon Déorie<text:tab/>6<text:tab/></text:span><text:span text:style-name="T50">2 BIT6<text:tab/>Altération<text:tab/><text:tab/>2000<text:tab/>Spécial<text:tab/></text:span><text:span text:style-name="T30">Animation OK :)</text:span></text:p>
        </text:list-item>
        <text:list-item>
          <text:p text:style-name="P34">Chaos tranchant de Keleg-Ze<text:tab/>6<text:tab/>1 BIT1<text:tab/>Évocation<text:tab/><text:tab/>2000<text:tab/>Boost<text:tab/><text:span text:style-name="T67">Animation 1 naze</text:span>, animation 2 OK</text:p>
        </text:list-item>
        <text:list-item>
          <text:p text:style-name="P34">Volée de projectiles chromatiques<text:tab/>6<text:tab/>1 BIT1<text:tab/>Invocation<text:tab/>cible<text:tab/>2000<text:tab/>Dégâts sur cible<text:tab/>Animation OK :)</text:p>
        </text:list-item>
        <text:list-item>
          <text:p text:style-name="P34"><text:soft-page-break/>Corps souverain<text:tab/>6<text:tab/>1 BIT5<text:tab/>Abjuration<text:tab/><text:tab/>2000<text:tab/>Protection<text:tab/><text:span text:style-name="T61">Effet constant moche, à tester</text:span></text:p>
        </text:list-item>
        <text:list-item>
          <text:p text:style-name="P91">Morsure du froid<text:tab/>6<text:tab/>1 BIT1<text:tab/>Évocation<text:tab/>zone<text:tab/>2000<text:tab/>Dégâts de zone<text:tab/>Animation OK :)</text:p>
        </text:list-item>
        <text:list-item>
          <text:p text:style-name="P34">Armure anti-chocs<text:tab/>6<text:tab/>1 BIT5<text:tab/>Abjuration<text:tab/><text:tab/>2000<text:tab/>Protection<text:tab/>Animation OK :) mais quand même moche....</text:p>
        </text:list-item>
        <text:list-item>
          <text:p text:style-name="P98">Innommable beauté<text:tab/>6<text:tab/>1 BIT4<text:tab/>Illusion<text:tab/><text:tab/>2000<text:tab/>Boost + Charme</text:p>
        </text:list-item>
        <text:list-item>
          <text:p text:style-name="P40"><text:span text:style-name="T30">Lamétoile<text:tab/>7<text:tab/>1 BIT1<text:tab/>Évocation<text:tab/><text:tab/>3000<text:tab/>Arme magique<text:tab/></text:span><text:span text:style-name="T30">Animation 2x OK :) restester sous sort par sous-sort.</text:span></text:p>
        </text:list-item>
        <text:list-item>
          <text:p text:style-name="P58"><text:span text:style-name="T9">Rappel anarchique de Déorie</text:span><text:span text:style-name="T1"><text:tab/>7<text:tab/>2 BIT6<text:tab/>Altération<text:tab/><text:tab/>3000<text:tab/>Triche<text:tab/></text:span><text:span text:style-name="T3">Animation OK :)</text:span></text:p>
        </text:list-item>
        <text:list-item>
          <text:p text:style-name="P54"><text:span text:style-name="T9">Affliction<text:tab/>7<text:tab/>1 BIT2<text:tab/>Nécromancie<text:tab/>zone<text:tab/>3000<text:tab/>Downgrade</text:span><text:span text:style-name="T1"><text:tab/></text:span><text:span text:style-name="T3">Animation OK :)<text:tab/></text:span><text:span text:style-name="T1"><text:tab/></text:span><text:span text:style-name="T3"><text:tab/></text:span></text:p>
        </text:list-item>
        <text:list-item>
          <text:p text:style-name="P54"><text:span text:style-name="T9">Flèche magique de Salyvia<text:tab/>7<text:tab/></text:span><text:span text:style-name="T9">1 BIT0</text:span><text:span text:style-name="T9"><text:tab/>Conjuration<text:tab/><text:tab/>3000<text:tab/>Arme magique</text:span><text:span text:style-name="T9"><text:tab/>Juste glow montant</text:span></text:p>
        </text:list-item>
        <text:list-item>
          <text:p text:style-name="P43">Enchantement d'arme majeur<text:tab/>7<text:tab/>1 BIT3<text:tab/>Enchantement<text:tab/><text:tab/>3000<text:tab/>Boost<text:tab/>Juste glow descendant<text:span text:style-name="T67">, trouver 6 vraies icônes.</text:span></text:p>
        </text:list-item>
        <text:list-item>
          <text:p text:style-name="P38">Projectile Arc-en-ciel<text:tab/>7<text:tab/>1 BIT1<text:tab/>Évocation<text:tab/>cible<text:tab/>3000<text:tab/>Dégâts + Tueur<text:tab/>Animation OK :)</text:p>
        </text:list-item>
        <text:list-item>
          <text:p text:style-name="P58"><text:span text:style-name="T3">Toile électrique<text:tab/>7</text:span><text:span text:style-name="T3"><text:tab/></text:span><text:span text:style-name="T3">1 BIT1<text:tab/>Évocation<text:tab/>zone<text:tab/>3000<text:tab/>Dégâts sur la durée<text:tab/>Animation OK :)</text:span></text:p>
        </text:list-item>
        <text:list-item>
          <text:p text:style-name="P47">Missile tueur de dragon de Ralorn<text:tab/>7<text:tab/>1 BIT1<text:tab/>Évocation<text:tab/>cible<text:tab/>3000<text:tab/>Tueur ciblé<text:tab/><text:span text:style-name="T30">Animation OK :)</text:span></text:p>
        </text:list-item>
        <text:list-item>
          <text:p text:style-name="P97">Orbe de glace<text:tab/>7<text:tab/>1 BIT1<text:tab/>Évocation<text:tab/>zone<text:tab/>3000<text:tab/>Dégâts + downgrade<text:tab/>Animation OK :)</text:p>
        </text:list-item>
        <text:list-item>
          <text:p text:style-name="P98">Sphère antimagique<text:tab/>7<text:tab/>1 BIT5<text:tab/>Abjuration<text:tab/>cible<text:tab/>3000<text:tab/>Protection<text:tab/><text:span text:style-name="T67">Patchage pour protection contre lui même et %. Vérifier après installation.</text:span></text:p>
        </text:list-item>
        <text:list-item>
          <text:p text:style-name="P98">Furies arachnides<text:tab/>7<text:tab/>1 BIT0<text:tab/>Convocation<text:tab/>zone<text:tab/>3000<text:tab/>Convocation de groupe<text:span text:style-name="T52"><text:tab/></text:span><text:span text:style-name="T67">Animation d’araignées recolorées ? Si oui, araignées "velue" du sort lvl 4 normales.<text:tab/></text:span></text:p>
        </text:list-item>
        <text:list-item>
          <text:p text:style-name="P38">Purge de la magie<text:tab/>7<text:tab/>1 BIT5<text:tab/>Abjuration<text:tab/>zone<text:tab/>3000<text:tab/>Spécial<text:tab/>Animation OK :)</text:p>
        </text:list-item>
        <text:list-item>
          <text:p text:style-name="P27">Connexion à la Nature<text:tab/>7<text:tab/>1 BIT1<text:tab/>Évocation<text:tab/><text:tab/>3000<text:tab/>Spécial<text:tab/>Animation OK :)</text:p>
        </text:list-item>
        <text:list-item>
          <text:p text:style-name="P99">Amélioration de Troupes selon Achi<text:tab/>7<text:tab/>1 BIT3<text:tab/>Enchantement<text:tab/>zone<text:tab/>3000<text:tab/>Boost<text:tab/><text:span text:style-name="T67">Patchage"protection contre lui même" réécrit, vérifier</text:span></text:p>
        </text:list-item>
        <text:list-item>
          <text:p text:style-name="P99">Forme du feu<text:tab/>7<text:tab/>2 BIT6<text:tab/>Altération<text:tab/><text:tab/>3000<text:tab/>Métamorphose</text:p>
        </text:list-item>
        <text:list-item>
          <text:p text:style-name="P98">Allié imagé<text:tab/>7<text:tab/>1 BIT4<text:tab/>Illusion<text:tab/><text:tab/>3000<text:tab/>Invocation</text:p>
        </text:list-item>
        <text:list-item>
          <text:p text:style-name="P34">Oeil sorcier<text:tab/>8<text:tab/>2 BIT6<text:tab/>Altération<text:tab/>zone<text:tab/>5000<text:tab/>Convocation<text:tab/><text:span text:style-name="T67">Icônes de sorts refaites, doute sur l’icône en c, voir.</text:span></text:p>
        </text:list-item>
        <text:list-item>
          <text:p text:style-name="P87"><text:span text:style-name="T64">Nuage tueur de troll<text:tab/>8<text:tab/>1 BIT1<text:tab/>Évocation<text:tab/>cible<text:tab/>5000<text:tab/>Dégâts sur cible<text:tab/></text:span><text:span text:style-name="T4">Animation OK :)</text:span></text:p>
        </text:list-item>
        <text:list-item>
          <text:p text:style-name="P83">Frappe de l'assassin<text:tab/>8<text:tab/>2 BIT6<text:tab/>Altération<text:tab/>cible<text:tab/>5000<text:tab/>Boost<text:tab/>icône moche, bug possible<text:tab/>mini-icône assassinat ok<text:tab/></text:p>
        </text:list-item>
        <text:list-item>
          <text:p text:style-name="P81">Morts en marche<text:tab/>8<text:tab/>1 BIT 2<text:tab/>Nécromancie<text:tab/><text:tab/>5000<text:tab/>Convocation de groupe</text:p>
        </text:list-item>
        <text:list-item>
          <text:p text:style-name="P58"><text:span text:style-name="T50">Création de minion explosif<text:tab/>8<text:tab/></text:span><text:span text:style-name="T50">1 BIT0<text:tab/>Convocation<text:tab/>zone<text:tab/>5000<text:tab/>Convocation<text:tab/></text:span><text:span text:style-name="T9">Animation OK :)</text:span></text:p>
        </text:list-item>
        <text:list-item>
          <text:p text:style-name="P93">Téléportations explosives<text:tab/>8<text:tab/>2 BIT6<text:tab/>Altération<text:tab/><text:tab/>5000<text:tab/>Spécial<text:tab/><text:span text:style-name="T27">Animation OK :)</text:span></text:p>
        </text:list-item>
        <text:list-item>
          <text:p text:style-name="P91">Sujétion du rôdeur <text:span text:style-name="T54">oBG2</text:span><text:tab/>8 <text:tab/>1 BIT0<text:tab/>Convocation<text:tab/>zone<text:tab/>5000<text:tab/>Convocation<text:tab/>Animation OK :)</text:p>
        </text:list-item>
        <text:list-item>
          <text:p text:style-name="P94"><text:span text:style-name="T3">Rage de masse<text:tab/>8<text:tab/>1 BIT3<text:tab/>Enchantement<text:tab/>zone<text:tab/>3000<text:tab/>Boost de groupe<text:tab/>Animation 2x OK:)</text:span><text:span text:style-name="T50"><text:tab/></text:span></text:p>
        </text:list-item>
        <text:list-item>
          <text:p text:style-name="P57">Souffle de Porphatys<text:tab/>8<text:tab/>1 BIT0<text:tab/>Convocation<text:tab/>zone<text:tab/>5000<text:tab/><text:span text:style-name="T2">Dégâts sur zone<text:tab/>Animation OK :)</text:span></text:p>
        </text:list-item>
        <text:list-item>
          <text:p text:style-name="P34">Combustion spontanée résonante<text:tab/>8<text:tab/>1 BIT1<text:tab/>Évocation<text:tab/>cible<text:tab/>5000<text:tab/>Dégâts sur cible/zone<text:tab/>Animation OK :)</text:p>
        </text:list-item>
        <text:list-item>
          <text:p text:style-name="P27">Appel du feu<text:tab/>8<text:tab/>1 BIT0<text:tab/>Convocation<text:tab/><text:tab/>5000<text:tab/>Dégâts autour<text:tab/>Animation OK :) tester noms des bestioles sous IWD</text:p>
        </text:list-item>
        <text:list-item>
          <text:p text:style-name="P27">Décharges vengeresses de Keleg-Ze<text:tab/>8<text:tab/>1 BIT1<text:tab/>Évocation<text:tab/><text:tab/>5000<text:tab/>Contrecoup autour<text:tab/>Animation en théorie 2x OK :)</text:p>
        </text:list-item>
        <text:list-item>
          <text:p text:style-name="P54"><text:span text:style-name="T69">Assaut d’énergie<text:tab/>9</text:span><text:span text:style-name="T23"><text:tab/></text:span><text:span text:style-name="T69">1 BIT1<text:tab/>Évocation<text:tab/>cible<text:tab/>10000<text:tab/>Tueur<text:tab/></text:span><text:span text:style-name="T23">Animation OK :)</text:span><text:span text:style-name="T9"><text:tab/></text:span></text:p>
        </text:list-item>
        <text:list-item>
          <text:p text:style-name="P81">Groupe illusoire <text:span text:style-name="T54">EE</text:span><text:tab/>9 pas raj<text:tab/>1 BIT4<text:tab/>Illusion<text:tab/> <text:tab/>10000<text:tab/>Spécial<text:tab/>Animation OK :)<text:span text:style-name="T67"> tester sur EE si non cumulable</text:span></text:p>
        </text:list-item>
        <text:list-item>
          <text:p text:style-name="P81">Images en chaîne <text:span text:style-name="T54">EE</text:span><text:tab/>9 pas raj<text:tab/>1 BIT4<text:tab/>Illusion<text:tab/> <text:tab/>10000<text:tab/>Spécial<text:tab/>Animation OK :)</text:p>
        </text:list-item>
        <text:list-item>
          <text:p text:style-name="P48"><text:span text:style-name="T64">Canon magique majeur<text:tab/>9</text:span><text:span text:style-name="T29"> pas raj</text:span><text:span text:style-name="T64"><text:tab/></text:span><text:span text:style-name="T63">2 BIT6<text:tab/>Altération<text:tab/> <text:tab/>10000<text:tab/>Arme magique<text:tab/><text:tab/></text:span></text:p>
        </text:list-item>
        <text:list-item>
          <text:p text:style-name="P50"><text:span text:style-name="T64">Nuage de frénésie bestiale</text:span><text:span text:style-name="T63"><text:tab/>9 pas raj<text:tab/></text:span><text:span text:style-name="T64">1 BIT3<text:tab/>Enchantement<text:tab/>zone<text:tab/>10000<text:tab/>Anti-mage<text:tab/></text:span><text:span text:style-name="T28">Animation OK :) manque une vraie animation 6 secondes pour frénésie</text:span></text:p>
        </text:list-item>
        <text:list-item>
          <text:p text:style-name="P73">Harna de guerre d'Agenor Parcilofan<text:tab/>9 pas raj<text:tab/>1 BIT5<text:tab/>Abjuration<text:tab/><text:tab/>10000<text:tab/>Boost<text:tab/>Animation OK :) icône moche</text:p>
        </text:list-item>
        <text:list-item>
          <text:p text:style-name="P85"><text:span text:style-name="T9">Contrôle du temps<text:tab/>9 pas raj<text:tab/>2 BIT6<text:tab/>Altération<text:tab/> <text:tab/>10000<text:tab/>Boost<text:tab/>Icône bof, </text:span><text:span text:style-name="T20">rajouter aura de zone autour venue de TOEE</text:span></text:p>
        </text:list-item>
        <text:list-item>
          <text:p text:style-name="P73">Conversion magique majeure<text:tab/>9 <text:tab/>2 BIT6<text:tab/>Altération<text:tab/><text:tab/>10000<text:tab/>Utilitaire<text:tab/>Animation OK :)</text:p>
        </text:list-item>
        <text:list-item>
          <text:p text:style-name="P87"><text:span text:style-name="T4">Main du Diable<text:tab/>9 pas raj<text:tab/>1 BIT2<text:tab/>Nécromancie<text:tab/><text:tab/>10000<text:tab/>Tueur<text:tab/><text:tab/><text:tab/><text:tab/><text:tab/></text:span><text:tab/><text:tab/></text:p>
        </text:list-item>
        <text:list-item>
          <text:p text:style-name="P60"><text:span text:style-name="T64">Oblitération<text:tab/></text:span><text:span text:style-name="T5">9 pas raj<text:tab/>1 BIT1<text:tab/>Évocation<text:tab/>zone<text:tab/>10000<text:tab/>Dégâts de zone<text:tab/>Animation OK :)</text:span></text:p>
        </text:list-item>
        <text:list-item>
          <text:p text:style-name="P38">Toucher des Abysses<text:tab/>9<text:tab/>1 BIT0<text:tab/>Convocation<text:tab/>zone<text:tab/>10000<text:tab/>Dégâts + downgrade<text:tab/>Animation OK :)</text:p>
        </text:list-item>
        <text:list-item>
          <text:p text:style-name="P38">Eau de vie<text:tab/>9 pas raj<text:tab/>2 BIT6<text:tab/>Altération<text:tab/><text:tab/>10000<text:tab/>Utilitaire<text:tab/><text:span text:style-name="T67">Animation à changer</text:span></text:p>
        </text:list-item>
        <text:list-item>
          <text:p text:style-name="P34">Sombre rituel <text:span text:style-name="T54">EE</text:span><text:tab/>9 pas raj<text:tab/>1 BIT2<text:tab/>Nécromancie<text:tab/><text:tab/>10000<text:tab/>Boost</text:p>
        </text:list-item>
        <text:list-item>
          <text:p text:style-name="P38">Bombardement<text:tab/>9 pas raj<text:tab/>1 BIT1<text:tab/>Évocation<text:tab/>cible<text:tab/>10000<text:tab/>Dégâts sur cible/zone<text:tab/>Animation OK :)</text:p>
        </text:list-item>
        <text:list-item>
          <text:p text:style-name="P34">Soleil ardent<text:tab/>9 pas raj<text:tab/>1 BIT4<text:tab/>Illusion<text:tab/> <text:tab/>10000<text:tab/>Spécial<text:tab/>Animation OK :)</text:p>
        </text:list-item>
        <text:list-item>
          <text:p text:style-name="P76">Danse de l'acier<text:tab/>9 pas raj<text:tab/>2 BIT6<text:tab/>Altération<text:tab/><text:tab/>10000<text:tab/>Boost</text:p>
        </text:list-item>
        <text:list-item>
          <text:p text:style-name="P76">Globe d'invulnérabilité féerique<text:tab/>9 pas raj<text:tab/>1 BIT5<text:tab/>Abjuration<text:tab/><text:tab/>10000<text:tab/>Protection<text:tab/>Animation OK :)</text:p>
        </text:list-item>
      </text:list>
      <text:p text:style-name="P19"/>
      <text:p text:style-name="P19"/>
      <text:p text:style-name="P2"/>
      <text:p text:style-name="P15"/>
      <text:p text:style-name="P12">POTIONS :<text:span text:style-name="T27"><text:tab/></text:span>Effet<text:span text:style-name="T28"><text:tab/></text:span>Prix</text:p>
      <text:p text:style-name="P10"><text:soft-page-break/>Amplificateur<text:tab/>Composant du chaudron<text:tab/>250</text:p>
      <text:list xml:id="list3710938182608044982" text:style-name="L3">
        <text:list-item>
          <text:p text:style-name="P49"><text:span text:style-name="T29">Huil</text:span><text:span text:style-name="T50">e pyrophoricite<text:tab/></text:span>+1D6 dégâts de feu en mêlée<text:tab/>700<text:tab/><text:tab/>Niveau 3<text:tab/>classique</text:p>
        </text:list-item>
        <text:list-item>
          <text:p text:style-name="P61">Tord boyau du sage<text:tab/>+3 Toucher et critique<text:tab/>800<text:tab/><text:tab/>Niveau 4<text:tab/>ok</text:p>
        </text:list-item>
        <text:list-item>
          <text:p text:style-name="P61">Potion d'invisibilité majeure<text:tab/>Invisibilité majeure<text:tab/>900<text:tab/><text:tab/>Niveau 4<text:tab/>classique</text:p>
        </text:list-item>
        <text:list-item>
          <text:p text:style-name="P61">Potion de désenchantement<text:tab/>Dissipation et anti-malédiction<text:tab/>650<text:tab/><text:tab/>Niveau 5<text:tab/>ok</text:p>
        </text:list-item>
        <text:list-item>
          <text:p text:style-name="P61">Potion de bonne fortune<text:tab/>Chance +2, 20% chance +4<text:tab/>1000<text:tab/><text:tab/>Niveau 3<text:tab/>ok</text:p>
        </text:list-item>
        <text:list-item>
          <text:p text:style-name="P61">Eau positive<text:tab/>+50 pvs, +10 pvs supp, immu mort et drain<text:tab/>1200<text:tab/><text:tab/>Niveau 5<text:tab/>ok</text:p>
        </text:list-item>
        <text:list-item>
          <text:p text:style-name="P61">Potion de vision totale<text:tab/>Vision véritable<text:tab/>1000<text:tab/><text:tab/>Niveau 6<text:tab/>ok</text:p>
        </text:list-item>
        <text:list-item>
          <text:p text:style-name="P61">Huile féerique<text:tab/>Protection arme normales, +CA et jds<text:tab/>1000<text:tab/><text:tab/>Niveau 6<text:tab/>ok<text:tab/><text:tab/><text:tab/></text:p>
        </text:list-item>
        <text:list-item>
          <text:p text:style-name="P61">Baume de réflexion<text:tab/>Renvoi des sorts<text:tab/>1000<text:tab/><text:tab/>Niveau 7<text:tab/>classique</text:p>
        </text:list-item>
        <text:list-item>
          <text:p text:style-name="P61">Mémoire en bouteille<text:tab/>Ré-mémorisation 1-5<text:tab/>1000<text:tab/><text:tab/>Niveau 8<text:tab/>ok</text:p>
        </text:list-item>
        <text:list-item>
          <text:p text:style-name="P61">Mémoire concentrée<text:tab/>Ré-mémorisation 6-9<text:tab/>1500<text:tab/><text:tab/>Niveau 9<text:tab/>ok</text:p>
        </text:list-item>
      </text:list>
      <text:p text:style-name="P10">Rat du malheur<text:tab/>Fatalité<text:tab/>300<text:tab/><text:tab/><text:tab/>ok</text:p>
      <text:p text:style-name="P10">Bois enchanté<text:tab/>3 pouvoirs niveau 3/4<text:tab/>400<text:tab/><text:tab/><text:tab/>ok</text:p>
      <text:p text:style-name="P10">Pyramide sacrée<text:tab/>3 pouvoirs en même temps<text:tab/>800<text:tab/><text:tab/><text:tab/>ok</text:p>
      <text:p text:style-name="P10">Mouche du fléau<text:tab/>Fléau d’insectes<text:tab/>1300<text:tab/><text:tab/><text:tab/>ok<text:tab/></text:p>
      <text:p text:style-name="P20">Miroir de duplication<text:tab/>Simulacre<text:tab/>2000<text:tab/><text:tab/><text:tab/>ok</text:p>
      <text:p text:style-name="P10">Mousse verte (10 usages)<text:tab/>Poison de l'assassin sur une arme<text:tab/>800<text:tab/><text:tab/><text:tab/>ok</text:p>
      <text:p text:style-name="P3">Nectar de pierre concentré (10 usages)<text:tab/>peau de pierre sur cible<text:tab/>2500<text:tab/><text:tab/><text:tab/>ok</text:p>
      <text:p text:style-name="P16"><text:span text:style-name="Q"><text:span text:style-name="T36"/></text:span></text:p>
      <text:p text:style-name="P17"><text:span text:style-name="Q"><text:span text:style-name="T36"/></text:span></text:p>
      <text:p text:style-name="P10"/>
      <text:p text:style-name="P10"/>
      <text:p text:style-name="P13">COFFRE :<text:span text:style-name="T4"><text:tab/></text:span></text:p>
      <text:list xml:id="list4037197851649707363" text:style-name="L4">
        <text:list-item>
          <text:p text:style-name="P36">Sceptre de puissance d'Almion<text:tab/>pxl2almi<text:tab/>morrowind<text:tab/>35K<text:tab/>3<text:tab/>0-2</text:p>
        </text:list-item>
        <text:list-item>
          <text:p text:style-name="P35">Chaussures merveilleuses<text:tab/>pxl2cha2<text:tab/>poe<text:tab/>40K<text:tab/>3<text:tab/>3-5<text:tab/></text:p>
        </text:list-item>
        <text:list-item>
          <text:p text:style-name="P35">Anneau avantageux de Malloy<text:tab/>pxl2avan<text:tab/>poe<text:tab/>30K<text:tab/>3<text:tab/>6-8</text:p>
        </text:list-item>
        <text:list-item>
          <text:p text:style-name="P32">Munimentum<text:tab/>pxl2muni<text:tab/>traduit<text:tab/>25K<text:tab/>2<text:tab/>9-10<text:tab/>(nain)</text:p>
        </text:list-item>
        <text:list-item>
          <text:p text:style-name="P32">Cape de semi-réalité<text:tab/>pxl2real<text:tab/>poe<text:tab/>40K<text:tab/>3<text:tab/>11-13</text:p>
        </text:list-item>
        <text:list-item>
          <text:p text:style-name="P35">Bottes de la Martyre<text:tab/>pxl2sand<text:tab/>changé<text:tab/>20K<text:tab/>2<text:tab/>14-15<text:tab/>paladin et clerc non-mauvais (pas Viconia ni Dorn)</text:p>
        </text:list-item>
        <text:list-item>
          <text:p text:style-name="P105"><text:span text:style-name="Q">Écureuillisatrice<text:tab/>Pxl2ecur<text:tab/>Morrowind<text:tab/>22K<text:tab/>2<text:tab/>16-17</text:span><text:span text:style-name="Q"><text:span text:style-name="T40"><text:tab/>mage</text:span></text:span></text:p>
        </text:list-item>
        <text:list-item>
          <text:p text:style-name="P35">Magicae Frativia Futa<text:tab/>pxl2futa<text:tab/>traduit changé<text:tab/>25K<text:tab/>2<text:tab/>18-19<text:tab/>(elfe)(mage)</text:p>
        </text:list-item>
        <text:list-item>
          <text:p text:style-name="P35">L'Abjuration<text:tab/>pxl2abju<text:tab/>traduit<text:tab/>30K<text:tab/>2<text:tab/>20-21</text:p>
        </text:list-item>
        <text:list-item>
          <text:p text:style-name="P35">Vridomir, le fléau non-mort<text:tab/>pxl2vrid<text:tab/>traduit<text:tab/>40K<text:tab/>2<text:tab/>22-23</text:p>
        </text:list-item>
        <text:list-item>
          <text:p text:style-name="P35">Vastanir<text:tab/>pxl2vast<text:tab/>poe<text:tab/>40K<text:tab/>2<text:tab/>24-25</text:p>
        </text:list-item>
        <text:list-item>
          <text:p text:style-name="P36"><text:span text:style-name="T50">C</text:span><text:span text:style-name="T51">apuchon de défense<text:tab/>pxl2capu<text:tab/>officiel d&amp;d<text:tab/>30K<text:tab/>3<text:tab/>26-28</text:span></text:p>
        </text:list-item>
        <text:list-item>
          <text:p text:style-name="P35">Coeur doré de &lt;CHARNAME&gt;<text:tab/>pxl2coeu<text:tab/>iwd2<text:tab/>40K<text:tab/>2<text:tab/>29-30</text:p>
        </text:list-item>
        <text:list-item>
          <text:p text:style-name="P35">Anneau de chance suprême<text:tab/>pxl2csup<text:tab/>traduit<text:tab/>30K<text:tab/>3<text:tab/>31-33</text:p>
        </text:list-item>
        <text:list-item>
          <text:p text:style-name="P32">Miséricorde et Malveillance<text:tab/>pxl2mise<text:tab/>traduit<text:tab/>25K<text:tab/>2<text:tab/>34-35<text:tab/>neutre</text:p>
        </text:list-item>
        <text:list-item>
          <text:p text:style-name="P35">Chef d’œuvre de Vinzetti<text:tab/>pxl2vinz<text:tab/>poe<text:tab/>35K<text:tab/>2<text:tab/>36-37</text:p>
        </text:list-item>
        <text:list-item>
          <text:p text:style-name="P35">Bouclier de la tortue<text:tab/>pxl2btor<text:tab/>poe<text:tab/>40K<text:tab/>2<text:tab/>38-39</text:p>
        </text:list-item>
        <text:list-item>
          <text:p text:style-name="P35">Potion antédiluvienne (lore 200)<text:tab/>pxl2ante<text:tab/>crée<text:tab/>150K<text:tab/>2<text:tab/>40-41</text:p>
        </text:list-item>
        <text:list-item>
          <text:p text:style-name="P35">Arc en fer de Gesen<text:tab/>pxl2gese<text:tab/><text:span text:style-name="T75">officiel d&amp;d</text:span><text:tab/>50K<text:tab/>2<text:tab/>42-43<text:tab/>force 19</text:p>
        </text:list-item>
        <text:list-item>
          <text:p text:style-name="P35">Baguette des Hautes Arcanes<text:tab/>pxl2ahaa<text:tab/>poe<text:tab/>20K<text:tab/>2<text:tab/>44-45<text:tab/>lanceur de sort</text:p>
        </text:list-item>
        <text:list-item>
          <text:p text:style-name="P35">Anneau d'immortalité<text:tab/>pxl2immo<text:tab/>traduit<text:tab/>40K<text:tab/>3<text:tab/>46-48</text:p>
        </text:list-item>
        <text:list-item>
          <text:p text:style-name="P42"><text:span text:style-name="T27">Anneau de fer<text:tab/>pxl2afer<text:tab/>poe</text:span><text:tab/>30K<text:tab/>3<text:tab/>49-51</text:p>
        </text:list-item>
        <text:list-item>
          <text:p text:style-name="P32">Anneau béni de Silifaine<text:tab/>pxl2sili<text:tab/>changé<text:tab/>23K<text:tab/>3<text:tab/>52-54</text:p>
        </text:list-item>
        <text:list-item>
          <text:p text:style-name="P36">Cottes invulnérable d'Arn<text:tab/>pxl2arn<text:tab/>officiel d&amp;d<text:tab/>50K<text:tab/>2<text:tab/>55-56<text:tab/>non-mauvais</text:p>
        </text:list-item>
        <text:list-item>
          <text:p text:style-name="P36">Bouclier de Bayle<text:tab/>pxl2bayl<text:tab/>crée<text:tab/>30K<text:tab/>2<text:tab/>57-58<text:tab/>paladin et clerc bon !!!</text:p>
        </text:list-item>
        <text:list-item>
          <text:p text:style-name="P36">Armure en os de dragon<text:tab/>pxl2ardr<text:tab/>morrowind<text:tab/>40K<text:tab/>3<text:tab/>59-61</text:p>
        </text:list-item>
        <text:list-item>
          <text:p text:style-name="P36">Anneau de Rajhin<text:tab/>pxl2rajh<text:tab/>morrowind<text:tab/>20K<text:tab/>2<text:tab/>62-63</text:p>
        </text:list-item>
        <text:list-item>
          <text:p text:style-name="P36">Destructrice de Plunifène<text:tab/>pxl2dest<text:tab/>morrowind<text:tab/>30K<text:tab/>2<text:tab/>64-65</text:p>
        </text:list-item>
        <text:list-item>
          <text:p text:style-name="P36">Anneau des Arcanes antinomique<text:tab/>pxl2aant<text:tab/>morrowind<text:tab/>35K<text:tab/>2<text:tab/>66-67<text:tab/>mage</text:p>
        </text:list-item>
        <text:list-item>
          <text:p text:style-name="P36">Cape de démultiplication<text:tab/>pxl2cdup<text:tab/>iwd2<text:tab/>25K<text:tab/>3<text:tab/>68-70</text:p>
        </text:list-item>
        <text:list-item>
          <text:p text:style-name="P32"><text:soft-page-break/>Hachette de Viccilo<text:tab/>pxl2vicc<text:tab/>poe<text:tab/>30K<text:tab/>2<text:tab/>71-72</text:p>
        </text:list-item>
        <text:list-item>
          <text:p text:style-name="P32">Bague de famille de Gwyn<text:tab/>pxl2gwyn<text:tab/>iwd2<text:tab/>20K<text:tab/>2<text:tab/>73-74<text:span text:style-name="T75"><text:tab/>mage</text:span></text:p>
        </text:list-item>
        <text:list-item>
          <text:p text:style-name="P66"><text:span text:style-name="Q"><text:span text:style-name="T40">Urne en fer de Tuerny l'impitoyable<text:tab/>pxl2urne<text:tab/>iw2<text:tab/>23K<text:tab/>3<text:tab/>75-77</text:span></text:span></text:p>
        </text:list-item>
        <text:list-item>
          <text:p text:style-name="P66"><text:span text:style-name="Q"><text:span text:style-name="T35">Ceinture d'aide au combat d'Edhan<text:tab/>pxl2crit<text:tab/>poe<text:tab/>25K<text:tab/>3<text:tab/>78-80</text:span></text:span></text:p>
        </text:list-item>
        <text:list-item>
          <text:p text:style-name="P66"><text:span text:style-name="Q"><text:span text:style-name="T35">Maorec Ertuï<text:tab/>pxl2asom<text:tab/>poe<text:tab/>30K<text:tab/>2<text:tab/>81-82</text:span></text:span></text:p>
        </text:list-item>
        <text:list-item>
          <text:p text:style-name="P66"><text:span text:style-name="Q"><text:span text:style-name="T35">Courroux de la nature<text:tab/>Pxl2vnat<text:tab/>iwd2<text:tab/>32K<text:tab/>2<text:tab/>83-84<text:tab/>druide</text:span></text:span></text:p>
        </text:list-item>
        <text:list-item>
          <text:p text:style-name="P66"><text:span text:style-name="Q">Arbalète infaillible</text:span><text:span text:style-name="Q"><text:span text:style-name="T35"><text:tab/>Pxl2mitr<text:tab/>iwd2<text:tab/>28k<text:tab/>2<text:tab/>85-86</text:span></text:span></text:p>
        </text:list-item>
        <text:list-item>
          <text:p text:style-name="P66"><text:span text:style-name="Q"><text:span text:style-name="T35">Casque du ravageur<text:tab/>Pxl2gara<text:tab/>poe<text:tab/>25K<text:tab/>3<text:tab/>87-89</text:span></text:span></text:p>
        </text:list-item>
        <text:list-item>
          <text:p text:style-name="P105"><text:span text:style-name="Q">Carreau éternel de Kalimulïn<text:tab/>Pxl2kalm<text:tab/>poe<text:tab/>30K<text:tab/>2<text:tab/>90-91</text:span></text:p>
        </text:list-item>
        <text:list-item>
          <text:p text:style-name="P105"><text:span text:style-name="Q">Anneau des sorts mineurs<text:tab/>Pxl2asmi<text:tab/><text:tab/>25k<text:tab/>3<text:tab/>92-94<text:tab/></text:span><text:span text:style-name="Q"><text:span text:style-name="T40">mage / Bard</text:span></text:span></text:p>
        </text:list-item>
        <text:list-item>
          <text:p text:style-name="P105"><text:span text:style-name="Q"><text:span text:style-name="T40">Grimoire magique de Dillpater<text:tab/>Pxl2dill<text:tab/>poe<text:tab/>30K</text:span></text:span><text:span text:style-name="Q"><text:tab/>3<text:tab/>95-97<text:tab/></text:span><text:span text:style-name="Q"><text:span text:style-name="T40">mage / Bard</text:span></text:span></text:p>
        </text:list-item>
        <text:list-item>
          <text:p text:style-name="P105"><text:span text:style-name="Q"><text:span text:style-name="T40">Buveuse de sorts<text:tab/>Pxl2buve<text:tab/>PST<text:tab/>30K<text:tab/>2<text:tab/>98-00<text:tab/>guerrier-mage</text:span></text:span></text:p>
        </text:list-item>
      </text:list>
      <text:p text:style-name="P24"><text:span text:style-name="Q"><text:span text:style-name="T76"/></text:span></text:p>
      <text:p text:style-name="P1"><text:span text:style-name="Q"><text:span text:style-name="T37"/></text:span></text:p>
      <text:p text:style-name="P1"><text:span text:style-name="Q"><text:span text:style-name="T37"/></text:span></text:p>
      <text:p text:style-name="P9"><text:span text:style-name="Q"><text:span text:style-name="T80">GRIMOIRE MAGIQUE DE DILLPATER :</text:span></text:span></text:p>
      <text:list xml:id="list4724290837775342509" text:style-name="L5">
        <text:list-item>
          <text:p text:style-name="P104"><text:span text:style-name="T69">Rage fatale<text:tab/>4</text:span><text:span text:style-name="T79"> //Icone rien à voir mais on s'en fout</text:span></text:p>
        </text:list-item>
        <text:list-item>
          <text:p text:style-name="P69"><text:span text:style-name="T81">Atroce tranchoir de Dillpater</text:span><text:tab/>7</text:p>
        </text:list-item>
        <text:list-item>
          <text:p text:style-name="P69">Convocation de tyranoeil<text:tab/>8</text:p>
        </text:list-item>
        <text:list-item>
          <text:p text:style-name="P68">Malédiction de la mort qui tue<text:tab/>8</text:p>
        </text:list-item>
        <text:list-item>
          <text:p text:style-name="P82">Repos magique<text:tab/>9</text:p>
        </text:list-item>
        <text:list-item>
          <text:p text:style-name="P69">Oeil de méduse<text:tab/>9</text:p>
        </text:list-item>
        <text:list-item>
          <text:p text:style-name="P90">Brume de sombremort<text:tab/>9</text:p>
        </text:list-item>
        <text:list-item>
          <text:p text:style-name="P82">Camouflage<text:tab/>9</text:p>
        </text:list-item>
        <text:list-item>
          <text:p text:style-name="P90">Orbe prismatique<text:tab/>9</text:p>
        </text:list-item>
        <text:list-item>
          <text:p text:style-name="P90">Invulnérabilité<text:tab/>9<text:span text:style-name="T42">//Même icône que "Elfisation" → devrait être bleu</text:span></text:p>
        </text:list-item>
        <text:list-item>
          <text:p text:style-name="P90">Quadruple dweomer de Dillpater<text:tab/>9</text:p>
        </text:list-item>
        <text:list-item>
          <text:p text:style-name="P77">Elfomorphose<text:tab/>9 //à checker si tout est ok. Changer script d'<text:span text:style-name="T83">Agenor en "IF RACE = ELF"</text:span><text:span text:style-name="T84"> //Même icône que "invulnérabilité" → devrait être rouge.</text:span></text:p>
        </text:list-item>
        <text:list-item>
          <text:p text:style-name="P92">+ Orbe de glace<text:tab/>7</text:p>
        </text:list-item>
        <text:list-item>
          <text:p text:style-name="P69">+ Nuage de frénésie bestiale<text:tab/>9</text:p>
        </text:list-item>
        <text:list-item>
          <text:p text:style-name="P39">+ Bombardement<text:tab/>9</text:p>
        </text:list-item>
        <text:list-item>
          <text:p text:style-name="P39">+ Eau de vie<text:tab/>9</text:p>
        </text:list-item>
        <text:list-item>
          <text:p text:style-name="P39">+ Flétrissure abominable d'Abi-D<text:tab/>8</text:p>
        </text:list-item>
        <text:list-item>
          <text:p text:style-name="P39">+ Sort d'assaut<text:tab/>9</text:p>
        </text:list-item>
        <text:list-item>
          <text:p text:style-name="P39">+ Chaîne de contingence<text:tab/>9</text:p>
        </text:list-item>
        <text:list-item>
          <text:p text:style-name="P39">+ Changement de forme<text:tab/>9</text:p>
        </text:list-item>
      </text:list>
      <text:p text:style-name="P6"/>
      <text:p text:style-name="P7"/>
      <text:p text:style-name="P18"/>
      <text:p text:style-name="P5"/>
      <text:p text:style-name="P4"/>
      <text:p text:style-name="P4"/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BookmanOldStyle" svg:font-family="BookmanOldStyle" style:font-family-generic="roman"/>
    <style:font-face style:name="Times New Roman1" svg:font-family="'Times New Roman'" style:font-family-generic="roman"/>
    <style:font-face style:name="BookmanOldStyle,Italic" svg:font-family="'BookmanOldStyle,Italic'" style:font-family-generic="script"/>
    <style:font-face style:name="Magic card 2" svg:font-family="'Magic card 2', Magiccar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Magic card 2" fo:font-size="12pt" fo:language="fr" fo:country="FR" style:font-name-asian="Magic card 2" style:font-size-asian="12pt" style:language-asian="zh" style:country-asian="CN" style:font-name-complex="Magic card 2" style:font-size-complex="12pt" style:language-complex="hi" style:country-complex="IN"/>
    </style:style>
    <style:style style:name="Q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17DT5H8M19S</meta:editing-duration>
    <meta:editing-cycles>984</meta:editing-cycles>
    <meta:generator>OpenOffice/4.1.14$Win32 OpenOffice.org_project/4114m1$Build-9811</meta:generator>
    <dc:date>2023-10-19T17:26:10.11</dc:date>
    <meta:document-statistic meta:table-count="0" meta:image-count="0" meta:object-count="0" meta:page-count="6" meta:paragraph-count="293" meta:word-count="3617" meta:character-count="20444"/>
    <meta:user-defined meta:name="Info 1"/>
    <meta:user-defined meta:name="Info 2"/>
    <meta:user-defined meta:name="Info 3"/>
    <meta:user-defined meta:name="Info 4"/>
  </office:meta>
</office:document-meta>
</file>